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7" table:default-cell-style-name="Default"/>
        <table:table-row table:style-name="ro1">
          <table:table-cell office:value-type="string" calcext:value-type="string">
            <text:p>Annotation</text:p>
          </table:table-cell>
          <table:table-cell/>
          <table:table-cell table:style-name="pd1" office:value-type="string" calcext:value-type="string">
            <text:p>Topic</text:p>
          </table:table-cell>
          <table:table-cell table:style-name="pd1" office:value-type="string" calcext:value-type="string">
            <text:p>Count</text:p>
          </table:table-cell>
          <table:table-cell table:style-name="pd1" office:value-type="string" calcext:value-type="string">
            <text:p>Name</text:p>
          </table:table-cell>
          <table:table-cell table:style-name="pd1" office:value-type="string" calcext:value-type="string">
            <text:p>Representation</text:p>
          </table:table-cell>
          <table:table-cell table:style-name="pd1" office:value-type="string" calcext:value-type="string">
            <text:p>Representative_Docs</text:p>
          </table:table-cell>
        </table:table-row>
        <table:table-row table:style-name="ro1">
          <table:table-cell office:value-type="string" calcext:value-type="string">
            <text:p>Yes</text:p>
          </table:table-cell>
          <table:table-cell table:style-name="pd1" office:value-type="float" office:value="0" calcext:value-type="float">
            <text:p>0</text:p>
          </table:table-cell>
          <table:table-cell office:value-type="float" office:value="-1" calcext:value-type="float">
            <text:p>-1</text:p>
          </table:table-cell>
          <table:table-cell office:value-type="float" office:value="1101" calcext:value-type="float">
            <text:p>1101</text:p>
          </table:table-cell>
          <table:table-cell office:value-type="string" calcext:value-type="string">
            <text:p>-1_the_to_and_you</text:p>
          </table:table-cell>
          <table:table-cell office:value-type="string" calcext:value-type="string">
            <text:p>['the', 'to', 'and', 'you', 'in', 'is', 'of', 'for', 'it', 'that']</text:p>
          </table:table-cell>
          <table:table-cell office:value-type="string" calcext:value-type="string">
            <text:p>['If your current salary is way below what you are looking for (and you know you could get elsewhere) then you realy have no choice but to go.\nYou can try to persuade your existing boss that your worth the raise but <text:s/>its unlikly you will get what your looking for. Even if you can demonstrate that you are doing a brilliant job and working your butt off it wont get you anywhere. Do you know why? Because as far as your boss is concerned thats exactly what he is paying you your current wage to do.\nHe isnt paying you a poor wage so you can turn up and do an average job. he is paying you to do a brilliant job regardless of the fact it may be a low wage by market standards. Also even if you get a raise (probably the bare minimum your boss thinks he can get away with) you just know your not going to get another one for a VERY long time.\n\nYour boss wants to do the best for the company which means paying the staff as little as they can get away with. You on the other hand probably dont give a rats arse about the company but you want to do the best for yourself and your family, which means getting the most pay you can possibly get (a bit of job satisfaction is nice but it wont put food on the table). These 2 views dont exactly compliment each other so really the answer is simple:\n\nIf you like your job and will put up with the pay - Stay\nIf you want more pay (Ever) - Leave\n\nJon', "Hi\n\nApologies for the long post, but there is a more directed question at the end of the slightly rambling background.\n\nIn September, I started working for an offshoot of another company, but since then, our IT departments are merging, and the cultures are completely different. <text:s/>In our office, established for just over a year there's me with bags of commercial IT experience, plus a guy with a PhD in aeronautical engineering, excellent dev &amp; very quick on the uptake working with C# &amp; SQL where possible. <text:s/>\n\nIn the other office they have been established over 10 years and the IT is doing the job the company needs, but there are no good practices.\n\nSome examples :-\n\nVirtually all development is in Python, which is run as a mass of scheduled tasks. <text:s/>There is one particular task that runs around lunchtime to pick up all the submissions from the previous day, and another to pick up the same class of thing to mop up what has come in today runs at around 5pm. <text:s/>Each is a separate python script with a couple of classes declared at the top (which are declared in virtually every script I have seen), followed by around 1000 lines of code mixing in database access, processing logic &amp; composition of output XML in a single block of code with nothing split out for readability. <text:s/>The two scripts differ in four lines - they don't appear to have heard of parameters.\n\nAlso, they don't appear to have heard of stored procedures; I have seen scripts where, to get nested information, they run an inline query to get a set of data, then walk the set in Python &amp; fire a separate query to get related information for each row.\n\nDid I mention that they have no form of source control?\n\nI really need to change the culture in the other office (I do have my boss's support in this). <text:s/>I started by going in there &amp; demonstrating a bit of separation of concerns using classes in Python and unit testing, then leaving a copy of Clean Code with the guy who seems to be the main trusted developer who people look to for advice, but it sat on his desk unopened for 2 weeks.\n\nOn the plus side, a young guy (just 18, left school at 16, started in the warehouse &amp; moved into development purely because he showed an interest in it) emailed me to say he hoped it was OK that he had taken the book home at the weekend to read, and is picking up C# with remote assistance from me. <text:s/>He's mega-keen &amp; will probably make an excellent developer. <text:s/>There are other developers who also seem willing to learn, and they have all said that that the guru is very set in his ways.\n\nSo, any ideas on how I can start moving them towards learning sensible IT practices as a matter of course? I feel the main obstacle is the guru chap, but he has the trust of his non-technical superiors, so technical explanations may be wasted on them.\n\nOne possible light is that we will be examining the code of a product developed by a third party, written in VS Code C# - I'm hoping it will open their eyes to the possibilities, though I'm not looking forward to explaining <text:s/>notation to Python devs, should it arise. <text:s/>\n\nRegards &amp; TIA", "One thing that I always try to keep in mind is that you have to do what you have to do for your family. <text:s/>Family is first. <text:s/>\n\nSome of the things to think about are..... Does the new position have better benefits? <text:s/>Does it offer better 401K? <text:s/>Are the hours flexible? <text:s/>Is it more stable? <text:s/>What would happen if they lost that major client?\n\nPersonally I think that you should go to your existing companies management and talk to them about your concerns. <text:s/>Tell them that you are worried about the growing outsourcing and that you are not comfortable with it. <text:s/>Depending on their answer you could decide that staying would be a good idea or leaving is better for you. <text:s/>\n\nI was at a great job once and then my son had to start taking some expensive tutoring/classes abnd I told my contract company about that. <text:s/>They then went to the company and asked for ALOT more money for me and the company said no. <text:s/>The new position that I took was a 45%+ raise in pay, so it covered all of my new expenses. <text:s/>After I talked to the manager he said that he would have given me enough to cover the classes if that was all they had asked for. <text:s/>So talk to them about things and how you feel there. <text:s/>Its the only way you can tell if they are willing to talk about it or would be glad to see you go....\n\nRemember, it's your career and not others. <text:s/>Think about how it would look on a resume. <text:s/>Have you been there for at least a year? (that is a time limit that people generally accept at a place) <text:s/>If asked on a future interview would you tell them that you left for more money or about the job security?\n\nGood luck. \n\nSteve Maier, MCSD MCAD MCTS"]</text:p>
          </table:table-cell>
        </table:table-row>
        <table:table-row table:style-name="ro1">
          <table:table-cell office:value-type="string" calcext:value-type="string">
            <text:p>Yes</text:p>
          </table:table-cell>
          <table:table-cell table:style-name="pd1" office:value-type="float" office:value="1" calcext:value-type="float">
            <text:p>1</text:p>
          </table:table-cell>
          <table:table-cell office:value-type="float" office:value="0" calcext:value-type="float">
            <text:p>0</text:p>
          </table:table-cell>
          <table:table-cell office:value-type="float" office:value="122" calcext:value-type="float">
            <text:p>122</text:p>
          </table:table-cell>
          <table:table-cell office:value-type="string" calcext:value-type="string">
            <text:p>0_and_to_you_in</text:p>
          </table:table-cell>
          <table:table-cell office:value-type="string" calcext:value-type="string">
            <text:p>['and', 'to', 'you', 'in', 'my', 'have', 'the', 'that', 'of', 'for']</text:p>
          </table:table-cell>
          <table:table-cell office:value-type="string" calcext:value-type="string">
            <text:p>['Hi Conway,\n\nafter reading your story, I understood that you need a job near by your home town or else you want to do a freelancing job.\n\nWell, let me explain you one thing here as you said, you are just a graduate passed out. Freelancing on your own is a little difficult. Freelancing is the thing that people will do who has got a good experience.\n\nI am not going to discourage you in this point. I am telling what a freelancing is. Even if you said to some one that you want to do freelancing, the first question that comes from them is "How many years of IT experience do you have?"\n\nSo trying for a own freelancing is really a tough at this point of time. rather I suggest you can go work under some one who does freelancing.\n\nI wanted to know - Where do you stay? Why can\'t you go for a job search as you are fresher - No one is going to ask you to write a program on how a nuclear reactor works?\n\nMy real suggestion is go and search a good job - once you got a good job you can bring your mom to your living place. \n\nYes, I would agree you have own a good home. But people who works need to travel from one place to another place.\n\nThe scenario works for an experienced freelancer as they will have a lot of projects in hand and they can work from home (in their own decent home).\n\nBut as you are a fresher and I think you opinion on living in your village and asking that you wanted to do or wanted to achieve seems to be not a right track that your are in actually.\n\nThere are many freelancing sites available in internet. Just do a simple google search - freelancing websites list. That\'s it you will find a hundred\'s of pages giving a list of freelancing web sites.\n\nHere are the some of the top most list\n\n1. Elance\n2. oDesk\n3. Freelancer.com\n4. Guru.com\n5. PeoplePerHour.com\n6. freelancermap.com\n7. Fiverv\n\nmany many are there... only thing we must have enough knowledge on how to bid on projects and how to mange the projects once it is assigned. Might be delivering the projects in right time or some other key factors.\n\nIf you need any more help, feel free to ask us.\nRegards,\nGanesh', "someone in the same boat as me <text:s/>\n\nafter college i went to work at a big services company thinking about the various fields i would get to shift to within the company if i don't like a particular field. i did get offers a small product development companies but i turned them down because i thought they were small.\n\nnow i am repenting my decision. \n\ntell you what prst123, in my opinion its down to just 1 thing, are you tech savy and want to code/design for as long as you wish to?? if yes, go for product. \n\nIf you prefer travelling for on-site work,flying around,seeing the world and making money, and climbing up the management asap go for a services company.\n\n\nwork at a services company would be very boring for someone who prefers to code. they ask you to learn boring middleware, kick you around depending on the market demands, at times whatever you learnt in a month or two for a project would never ever be put to use by you after that project... and if you survive they will make you a project manager. the only challenge at a services company once you have settled in is completing a project for a client in an incredibly short period of time.\n\n\ni can't tell you anything about product development because i never gotta go there yet. But i am trying my best to get out of services and go back home to coding <text:s/>\n\n\nbtw about the pay at product companies, maybe it seems less at the beginning, but if you can prove yourself to be a really good developer you would get a really good salary and all the fame and recognition you can ask for. And if you decide to start your own company years down the lane and come up with a kickass product, you would be rolling in cash or rolling in fame on the internet or maybe both.", "HI Everyone ,\n\n\n I'm new here to the Code Project site . Many of you at one time or another ,or multiple times ask yourself about where your headed in your career . Well lately I'm asking this question . I have <text:s/>been a Lan Administrator for 3 years ...I'm suddenly in a position to take on multiple tasks at my Job that involve programming . They are Tivoli(scripting mostly) , SQL ,VB,HTML,Oracle,Perl,Javascript. Now the problem I is that since I don't come from a programming background this stuff is very hard to grasp because I have never seen it <text:s/>before . I really love the idea of programming and would like to switch to more programming full time . I'm 31 years old and I want to get some advise (especially from people that have switched from a Lan administration position to a programming position ) on how I would go about it . I mean the building that I work in is full of programmers and developers.Am I just dreaming here ? Or can someone with my background make the switch ... mind you that I don't have a College degree but I have been to technical school . I have taken Microsoft (MCSE) courses and I'm knowledgable in a Windows enviorment of how things work . My weaknesses seem to be scripting and programming in general . I have started teaching myself perl from a book and C++ from a book which has turned out to be really good even though I'm just scratching the surface (I/O,Data types,Functions,Structs so far ) . So for the long post but I would appreciate some advise good or bad <text:s/>\n\nThanks for reading \n\nChris"]</text:p>
          </table:table-cell>
        </table:table-row>
        <table:table-row table:style-name="ro1">
          <table:table-cell office:value-type="string" calcext:value-type="string">
            <text:p>Yes</text:p>
          </table:table-cell>
          <table:table-cell table:style-name="pd1" office:value-type="float" office:value="2" calcext:value-type="float">
            <text:p>2</text:p>
          </table:table-cell>
          <table:table-cell office:value-type="float" office:value="1" calcext:value-type="float">
            <text:p>1</text:p>
          </table:table-cell>
          <table:table-cell office:value-type="float" office:value="101" calcext:value-type="float">
            <text:p>101</text:p>
          </table:table-cell>
          <table:table-cell office:value-type="string" calcext:value-type="string">
            <text:p>1_mcsd_mcad_exam_the</text:p>
          </table:table-cell>
          <table:table-cell office:value-type="string" calcext:value-type="string">
            <text:p>['mcsd', 'mcad', 'exam', 'the', 'exams', 'for', 'to', 'is', 'have', 'and']</text:p>
          </table:table-cell>
          <table:table-cell office:value-type="string" calcext:value-type="string">
            <text:p>["I have my MCSD for .NET and my MCDBA for Windows 2000 (along with other non-Microsoft certifications). <text:s/>I spent one day preparing for each exam: I scheduled each one for Monday at 10 AM, then started studying at around noon on Sunday and didn't let up until I left for the exam.\n\nI think people are different, but in my experience it's better to study very hard over a shorter period of time than to study for many short periods spread out over a long span of time. <text:s/>It's inevitable that some knowledge will be lost between short study sessions; I think that this knowledge is better cemented in place if more of it's taken at a time.\n\nWhat I'm trying to say is that I don't seem to suffer a loss of knowledge after the fact with my method, even though some would call it cramming; in fact, much the opposite. <text:s/>I wouldn't necessarily recommend just one session before each test, but you should also realize that a lot of the knowledge you gain in studying for these tests will never be useful to you.\n\nI have seen lots of Microsoft-centered shops where the people ooh and ah over Microsoft certifications of any stripe, but in my experience the most well-known to the general public are (in order of descending importance)\n\nMCSE\nMCSA\nMCDBA\nMCSD\nMCAD\nMCP\n\nand then all the rest. <text:s/>\n\nThe bottom line is that all computer-related certifications are relatively easy to achieve (even Cisco certs), and they're not going to hurt your chances at all, unless you really don't know what to do with the stuff when you go for a technical interview with someone who does know. <text:s/>In general, the best thing that you can hope for from a certification is to show some level of familiarity with a certain topic. <text:s/>In my opinion, the resume format and interview are the most important factors when applying for a new job (although I try to stay highly certified all the time).\n\nIt would also be bad to have ten different certifications on your resume, needless to say. <text:s/>I would pick two or three certifications that you think wouldn't hurt to have, study intensely for a short time for each one and go confidently to take the exams, then not worry about it all again for a couple of years! <text:s/>Good luck on your job search. \n\nRegards,\n\nJeff Varszegi", 'Well the exams will be using VB.NET or C# and not C++ at all. <text:s/>So definately be comfortable with the other languages (whichever one you choose). <text:s/>As for the MCSD, there is am exam that alot of people find difficult, 70-300. <text:s/>Alot of people fail this on their first time because they re unprepared for the topic. <text:s/>If you are good at requirements analysis and databases, then this exam might be ok for you. <text:s/>But I think that at only 9 months of experience, that the MCSD is something that you might not want to go for just yet. <text:s/>As MS makes the diiference between the two is that the MCAD is a developer of a project, a MCSD is the software engineer or architect. <text:s/>For MCSD you focus on all phases of a softwares lifecycle where for MCAD you might only focus on development and afterwards and not the analysis and design.\n\nHope this helps. \n\nSteve Maier, MCSD MCAD', 'Actually that is what you do. <text:s/>I have my MCAD now and I am one exam from getting my MCSD (.Net). \n\nSteve Maier, MCSD MCAD']</text:p>
          </table:table-cell>
        </table:table-row>
        <table:table-row table:style-name="ro1">
          <table:table-cell office:value-type="string" calcext:value-type="string">
            <text:p>Yes</text:p>
          </table:table-cell>
          <table:table-cell table:style-name="pd1" office:value-type="float" office:value="3" calcext:value-type="float">
            <text:p>3</text:p>
          </table:table-cell>
          <table:table-cell office:value-type="float" office:value="2" calcext:value-type="float">
            <text:p>2</text:p>
          </table:table-cell>
          <table:table-cell office:value-type="float" office:value="90" calcext:value-type="float">
            <text:p>90</text:p>
          </table:table-cell>
          <table:table-cell office:value-type="string" calcext:value-type="string">
            <text:p>2_and_of_in_net</text:p>
          </table:table-cell>
          <table:table-cell office:value-type="string" calcext:value-type="string">
            <text:p>['and', 'of', 'in', 'net', 'experience', 'team', 'with', 'for', 'to', 'development']</text:p>
          </table:table-cell>
          <table:table-cell office:value-type="string" calcext:value-type="string">
            <text:p>["Good Evening,\n\nI am a Corporate Recruiter with Prometric,a recognized global leader in technology-enabled assessment services, providing paper-and-pencil, Internet and computer-based testing solutions. We currently have a need for a full-time, permanent contributor to our flagship product as a Senior Software Engineer. The position is located in our headquarters in Baltimore, MD. Please see the job description below.\n\n\n\n This position requires an innovative seasoned IT professional to design and develop major enhancements to existing products, as well as produce new products and tools using today’s latest Windows platforms and technologies.\n\nThis position is part of an integral team providing opportunity for personal and professional growth through collaboration and knowledge sharing with other senior team members, architects and product teams. <text:s/>The successful candidate must be technically proficient in all phases of the development life cycle yet savvy enough to interface with non-technical stakeholders to achieve results and meet common project goals. <text:s/>The candidate must be one that thrives in a fast paced dynamic environment.\n\n\nDuties and Responsibilities:\n\nAnalyze and design solutions to meet product deliverables of various complexity \nDevelop work products in accordance with Prometric’s Solution Development Life Cycle (SDLC) processes and best practices \nSolve complex, analytical problems with minimal supervision \nCreate required project documentation such as task schedule, functional specifications, detailed design, unit test plans, unit test cases, and end user documentation \nParticipate and present in formal code, design, and test plan reviews \nMaintain current with the use of industry tools, technologies, and best practices and how they can be leveraged to achieve product/project goals \nQualifications:\n\nMinimum of 5 years professional work experience in software design and development in a Windows PC environment using Win32 API \nProficient at developing applications using C++, Visual Studio development environment, and managed and unmanaged code. \nExperience developing with COM/ATL \nObject oriented design skills using UML or other industry standard modeling tools or languages \nAdept at use and concepts of full Software Development Life Cycle methodology \nAnalytic ability to research technical issues and generate creative/innovative solutions (thinking outside the box)\nEducation:\n\nBachelor's degree in a technical discipline such as computer science, information systems, or related field is preferred. <text:s/>Equivalent professional work experience will be considered in lieu of degree.\n\n\n\nIf you would like to discuss further, please email me at paris.pittman@prometric.com. Let me know you came from The Code Project!!\n\nThanks!\nParis Pittman\n\nPrometric is an Equal Opportunity Employer M/F/D/V", "At present we are searching for passionate, intelligent (C#) Web developers (job description attached) to contribute to our dynamic team of programming professionals.Our 40 million + users span over 200 countries. Our engineers' applications and ideas affect each of them as fast as they create it. SMS.ac is changing the world everyday and we are already pioneering the technology that is molding the direction of the industry. <text:s text:c="2"/>\nWe've been successful to this point by recognizing the little things that bottleneck most companies. <text:s/>Our employees are dedicated leaders that have left the concepts of ego, politics, and bureaucracy at the door. <text:s/>With these factors out of the picture, we are able to focus on our ultimate objective: to emerge as the leader of the mobile data space.\nPosition Overview:\n\nYou will work closely with the technology team to meet corporate objectives. This is an ideal position for someone who can work effectively in a small group and independently in a fast paced environment. You will be following a .NET framework utilizing C# and ASP.NET for all web based application development. The applications you will be developing / enhancing includes smsFlirt, smsClubs, smsChannels, MobilePartner and many more future applications. This is the ideal position for someone who is strong in traditional ASP, but also has working knowledge of .net / with C#. Additional work will focus on wireless application development (including WAP and BREW technologies). Some of the focus will be on developing a WAP based website and additional work will be focused on creating applications for the handset. All developers will work closely with marketing and business development in improving these applications and adding better functionality. You will have a hand in not only the programming, but also in the look and feel of the applications. You will also have the opportunity to lead projects from start to finish. \n\nThe work environment adheres to the engineers that want to have a say in all aspects of the product life cycle. If you are looking for a 9-5 where you can sit quietly and code exactly what you are told to, this is not the place for you. We are looking for intelligent, creative programmers that embrace challenges and obstacles with confident determination and resolve. \n\nCandidates should possess: \n\n* BS/MS in Computer Science or Electrical Engineering\n* 3 yrs+ working experience \n* 1+ year experience with .Net framework (ASP.net or C#)\n* Experience with WAP, J2ME, BREW and wireless application development \n* HTML/JavaScript experience \n* SQLServer, Oracle or Informix experience (SQL) \n* Team player with excellent communications skills\n\nWe offer competitive salaries, benefits and pre-IPO stock options to all of our employees.\nIf you think your are a good fit for this position, please send your resume to hr@Corp.sms.ac", 'Jagdale Anil Ashok\nMobile: +91-9970851751, Email: <text:s/>anil.jagdale@gmail.com\n________________________________________\nSeeking assignments in Software Development / Project Development with an organization of repute. \nPRÉCIS\n?\tA B.E (Computer) Professional with over 1.5 years of experience in Software development in Microsoft Technology.\n?\tPresently working as Software Engineer at I.T. Integrated Solution LTD Mumbai\n?\tComprehensive exposure on Microsoft Web Technologies like ASP .Net, C#.Net, Ajax R.c 1,0, HTML, JavaScript etc.\n?\tAbility to handle independently projects in C#, ASP.NET 2.0, Ajax R.C 1.0 &amp; Crystal Report with Sal server back end\n?\tDeft at mapping the requirements, custom designing solutions and troubleshooting for complex software &amp; application problems.\n?\tExcellent communication &amp; interpersonal skills with proven abilities in resolving complex software issues.\n\n\nIT SKILLS\n\nWeb Technology\t <text:s/>:\tASP .net, C# .net, XML, HTML, and Java Script\nDatabase\t\t\t <text:s/>:\tSQL Server 2000, SQL Server Enterprise Edition – 2005, Access <text:s text:c="40"/>\n <text:s text:c="27"/>(Installation, Database Creation, Mirroring, Recovery and Maintenance)\nOther Skill\t\t <text:s text:c="5"/>:\tAjax R.C 1.0, Crystal Report, upgrading existing web application on new <text:s/>\n <text:s text:c="28"/>Platform,VisualSourceSafe.\nOperating Systems: Windows, Linux\nServer <text:s text:c="16"/>: IIS Server, Tomcat \nOther Programming Language: C, C++, C#, vb, COBOL, Java \nApplication Blocks: Data Application Blocks, Business Object.\nUtility Tools\t\t <text:s/>: Ms-Office 2003 Professional, MS-Project, VISIO.\n\nORGANIZATIONAL EXPERIENCE\n\nCurrently associated with I.T. Integrated Solution Limited from June 2007\n\nI.T. Integrated Solution (www.itisl.com) is having strong business analysis base and business experience spanning 3 continents and ranging from CRM Solution and ERP Solution to Distribution, Advertising and Media to Finance and Logistics Management to Production Planning. \n\n\nPreviously associated with Srishti InfoTech from Aug 2006 to June 2007\nSrishti InfoTech is having strong business analysis in ERP and E-commerce domain <text:s/>\nProjects handling\tat I.T Integrated Solution Limited <text:s/>Mumbai\n?\tTitle\t\t\t\t:\t\tCRM for JP Morgan\nDuration\t\t:\t <text:s text:c="4"/>August 2007 to till date\nEnvironment\t:\t\tC#, ASP.Net, Ajax, JavaScript, Crystal Report, Backend – SQL 2000\nTeam Size\t\t:\t\t12 members\n Role\t\t\t\t:\t\tTeam Member\n <text:s text:c="3"/>Scope\t <text:s text:c="7"/>:\t\tJP Morgan is one of multinational Finance service providing <text:s text:c="3"/>organization. <text:s text:c="131"/>\n <text:s text:c="31"/>This CRM System acts as an Administrator for J. P Morgan. It is a web based\n <text:s text:c="26"/>Solution which takes care of Investor, Distributor and their Activity. The\n <text:s text:c="16"/>Solution creates various\n <text:s text:c="24"/>Roles for the Users like Customer Care executive, Distributors, and Investor etc. It also maintains\n The status of Customer <text:s text:c="2"/>Query, Complaint, Request &amp; Information. It also maintain AUM Budget \n And annual profit &amp; loss <text:s/>\n\n?\tTitle\t\t\t\t:\t\tBusiness Object [BO] \n <text:s text:c="4"/>Duration\t\t:\t\tJune 2007 to August 2007\nEnvironment\t:\t\tC#, ASP.Net, Javascript, Backend – SQL 2000\nTeam Size\t\t:\t\t6 members\n Role\t\t\t\t:\t\tTeam Member\n Scope\t\t\t:\t\tAn online web portal which provides all the functionality to user to retrieve \nInformation related to JDA. Major modules include in this web portal are \nApplication Status, Member’s List, Tenders, Press Release, Plot details, Lottery details, \nLand bank details, Mail centre etc. \n\nProjects handling\tat srishti InfoTech\n?\tTitle\t\t\t\t:\tMedical ERP System\nDuration\t\t:\tAugust 2006 to march 2007\nEnvironment\t:\tC# .net, crystal report, JavaScript, Ajax R.c 1.0 SQL Server 2000\n Team Size\t\t:\t6 members\n Role\t\t\t\t:\tTeam Member\nScope\t\t\t:\tThis ERP system acts like an administrator for a pharmaceutical firm.\n <text:s text:c="23"/>It keeps all the records of Suppliers, Distributors and Employee of\n <text:s text:c="23"/>The company Placing order, creating Invoice, maintaining stock of medicines &amp; <text:s text:c="10"/>\n <text:s text:c="24"/>Calculation Employee Salary Messaging of Customer Query &amp; order on Intranet.\n <text:s text:c="29"/>Invoice Report, monthly Employee salary Report\n\n?\tTitle\t\t\t\t:\tWorldTiketing\nDuration\t\t:\tMarch 2007 to May. 2007\nEnvironment\t:\tC#, Asp.net JavaScript, Backend – SQL Server 2005\nTeam Size\t\t:\t6 members\nRole\t\t\t\t:\t\tTeam member\t\t\t\t\t\nScope\t\t\t:\t\tWorldtiketing is an E-Commerce project where you can online\n <text:s text:c="6"/>Buy any tickets For sports, Music or Cultural Events\nMaintaining Shopping cart &amp; Pay pal Integration\nMaintain every day sale report \nApplying different discount scheme\n. \n\n?\tTitle\t\t\t\t:\t\tAskpune\nDuration\t\t\t:\tMay 2007 to June. 2007\nEnvironment\t:\t\tC#, Asp.Net, JavaScript, Ajax RC 1.0, SQL Server 2000,\nTeam Size\t\t:\t\t6 members\n Role\t\t\t\t:\tTeam Lead\t\nScope\t\t\t:\t\tAskpune is an ecommerce project where you can online buy any stuff\nMaintain sale Report \nIntegrate Pay pal for Payment gateway\n\nApplying different discount scheme\n\n\nOther Projects\nTitle <text:s text:c="2"/>: Ubiquitous Health Care System (Final Year)\nEnvironment: VB6 with Nokia PC Component and 8051 Assembly Language\nTeam Size\t\t:\t4 members\nRole\t\t\t\t:\tGroup Lead\t\nScope: <text:s text:c="3"/>Users can Remotely On/Off Appliance of Health Care System <text:s text:c="8"/>\n <text:s text:c="8"/>User can Remotely Exam the Status of Patient.\n <text:s text:c="9"/>User can send SMS to Server from it’ Cell Phone. \nTitle <text:s text:c="4"/>: <text:s text:c="3"/>Automobile Information System (Third Year)\nEnvironment: - Visual Basic 6.0, MS-Access\nTeam Size\t\t:\t1 member\nRole\t\t\t\t:\t-\nScope: <text:s text:c="2"/>It’s used for Auto Showrooms to view All type of vehicles, Inventory of vehicles, Add showing demo of new vehicle, Compare to vehicle with available future <text:s/>\n.\nACADEMIC CREDENTIALS\n\nQualification\tUniversity\tYear\tPercentage\tClass\nB.E. Computer \tPune University \t2006\t64.87%\t <text:s text:c="2"/>First Class\nH.S.C\tMaharashtra Board\t2002\t65.67%\t <text:s/>First class\nS.S.C.\tMaharashtra Board\t2000\t64.40 %\t <text:s/>First class\n\nPERSONAL PROFILE\n\nDate of Birth\t\t\t\t:\t\t27th may, 1985\nCurrent Address\t <text:s text:c="5"/>\t: \t\t29/1985, Abhudaya nagar, kalaChowki, Dadar [East], Mumbai- 400033\nPermanent Address\t\t:\t\t19, Phoenix, Bharatgaon, Near to Uruli Kanchan \n <text:s text:c="3"/>Pune - 412214, Maharashtra\t\t\n\n <text:s text:c="8"/>I hereby declare that the above details are true and correct to the best of my <text:s text:c="3"/>knowledge. <text:s/>It would be a pleasure working in your firm. \n\nmodified on Wednesday, February 27, 2008 8:44 AM']</text:p>
          </table:table-cell>
        </table:table-row>
        <table:table-row table:style-name="ro1">
          <table:table-cell office:value-type="string" calcext:value-type="string">
            <text:p>Yes</text:p>
          </table:table-cell>
          <table:table-cell table:style-name="pd1" office:value-type="float" office:value="4" calcext:value-type="float">
            <text:p>4</text:p>
          </table:table-cell>
          <table:table-cell office:value-type="float" office:value="3" calcext:value-type="float">
            <text:p>3</text:p>
          </table:table-cell>
          <table:table-cell office:value-type="float" office:value="88" calcext:value-type="float">
            <text:p>88</text:p>
          </table:table-cell>
          <table:table-cell office:value-type="string" calcext:value-type="string">
            <text:p>3_language_learn_you_to</text:p>
          </table:table-cell>
          <table:table-cell office:value-type="string" calcext:value-type="string">
            <text:p>['language', 'learn', 'you', 'to', 'programming', 'of', 'languages', 'in', 'it', 'is']</text:p>
          </table:table-cell>
          <table:table-cell office:value-type="string" calcext:value-type="string">
            <text:p>["Thats true, but I think that in C++ you have to be more strict in the way you are implementing stuff.\nBut that is my opinion. Also the main point of my statement was not just the learning of concepts, also if you are implementing on any of those language that I mentioned you will recognize that they are familiar to C++. Such that you can adopt things more easier. And as I was saying above I don't think that C++ is the best language or something like that. I just learned programming on Pascal and then got to C++. Which I think is not good, because the guy who started this post wants to learn a language where you can do certain things. And with Pascal it is most of the time a pain, in my opinion.\nSo I think you got me kind of wrong, because I referred not just to the concepts, also the the easy going part if you switch to other languages, because the syntax is quiet familiar. But if you compare, lets say Java with C#, which are modern languages, that the diffrent is bigger. than C++ vs Jave or C++ vs C#.\nIf you have an other opinion please let me know.\nCheers \n\nYou have the thought that modern physics just relay on assumptions, that somehow depends on a smile of a cat, which isn’t there.( Albert Einstein)", 'Hi sorry for the late replay.\n\nI have to say good point and true!! \n\nYou may be aware of that you go to much in extreme I think woth your last sentences, but ok.\n\nLet me say it like that:\nI started with pascal, where I learned the basics of programing and that stuff, afterwards we switched to C,C++, where I learned a lot in topics like memory leaks, patterns, pointers vs. references. Hardware near programming, stuff like that. Also I really got in the algorithmic thinking, or how ever you want to call this. <text:s/>Then we learned Java and last but not least C#. A also did some projects in Java and C#, not that you think I might be fresh from school <text:s/>\n\nAfter looking back I think I gain the most experience in C++. Because there I really get to know what differences it makes if you do it in different ways. Also I have to say that it isn\'t the easierst language, it can be sometimes quiet anoying for sure! but after all, you really have to take care of every little bit and thats what I liked in terms of learning. I mean if you go for C#, just to program a little you have to know more or less about object oriented programming. Also true for java I think, also with java you wont get help in this forum, because I think the last entry is from last year or so .\nSo if we look in respect of this forum there are mostly two languages suported, C++ and C#, true?\nSuch that I think for a web developer it doesn´t make sence to go for C# because the risk is high that he stays in web Abbs and don\'t be force to programm general algorithms. For example a sorted dictonary in C, is for example a nice App do do , if you start.\nSome of this sort, because I think there you gain a lot and you can play a lot of algorithmic thinking. I hope you know what I mean. \nIn C#, it is easy to "cheat", because you have the class already in. So when he plays with lists and double linked lists, trees and concepts of that and how they can be used efficiently, than he can quickly build up something where he has all the features of what you where talking and he is kind of forced to use them correctly.\n\nAnd by the way, I don´t know if i missed it or not. But what would be you suggestion according to starter language?\nCheers\n\n\nYou have the thought that modern physics just relay on assumptions, that somehow depends on a smile of a cat, which isn’t there.( Albert Einstein)', 'I am not saying that because of the concepts it is the best way of beginning to learn C++. What I am saying is that I think it is a good language to start with because\n1) The syntax of the most popular ones are quiet similar to C++\n2) The language or that way you have to program in it is quiet strict and you have to be aware of more features or "traps" than in other languages.\n3) You run over C++ code all of the time, such that I think it is good if you know how do deal with!\n\n\nSo I hope I pointed out what I am thinking, because I think we are talking of two different points.\nAlso I have to say I might not be so long in this stuff, but I came through Pascal, Fortran, C, C++, Perl, Phyton, Java, C# and from those I know that C++ is probably the best language if you are learning a language. \njust to give you an example. <text:s/>Once I had an exercise where I have to program certain patterns. In C++ you will really learn some stuff out of that. In java or in C# some of those are already in. So you might think that this is good, so that I don\'t have to program it again, but I think it is not. Because you learn so much out of it!\nSo thats my side of view.\nI don\'t know what you want me to say out of that:\n"As for me, I think C++ was the 6th language I taught myself, after about 10 flavors of Basic, Pascal, TMS9900 Assembler, Intel x86 Assembler, COBOL, C, THEN C++, ."\n\nI am guess you are a long term in programming, aren\'t you. And the original question was of what language to start with, such that this sentence doesn\'t make any sense. \nBe it as it may, I think that Assembler is dead for now.\nThere are nearly no Companies dealing with Pascal any more,also I was introduced by it as a learning language. \nI heard from COBOL, but I don\'t know it. Such that I thing you gain the most if you are starting with C++.\nThat\'s my point of view, and please refer to this massage, not as :crap, but you might be able to give me your side of thinking, such that, we can have a proper discussion out of it. Which I think would be nice, because I might be able to learn something new.\n\nI hope I made my point.\nCheers \n\n\n -- modified at 3:44 Friday 23rd November, 2007 \n\nYou have the thought that modern physics just relay on assumptions, that somehow depends on a smile of a cat, which isn’t there.( Albert Einstein)']</text:p>
          </table:table-cell>
        </table:table-row>
        <table:table-row table:style-name="ro1">
          <table:table-cell office:value-type="string" calcext:value-type="string">
            <text:p>Yes</text:p>
          </table:table-cell>
          <table:table-cell table:style-name="pd1" office:value-type="float" office:value="5" calcext:value-type="float">
            <text:p>5</text:p>
          </table:table-cell>
          <table:table-cell office:value-type="float" office:value="4" calcext:value-type="float">
            <text:p>4</text:p>
          </table:table-cell>
          <table:table-cell office:value-type="float" office:value="79" calcext:value-type="float">
            <text:p>79</text:p>
          </table:table-cell>
          <table:table-cell office:value-type="string" calcext:value-type="string">
            <text:p>4_certification_certifications_that_have</text:p>
          </table:table-cell>
          <table:table-cell office:value-type="string" calcext:value-type="string">
            <text:p>['certification', 'certifications', 'that', 'have', 'certified', 'to', 'the', 'in', 'you', 'of']</text:p>
          </table:table-cell>
          <table:table-cell office:value-type="string" calcext:value-type="string">
            <text:p>['Those are decent ones to get started with. <text:s/>Keep in mind that the certification exams do expire and that you may not be able to take a VB.NET 2005 exam anymore. <text:s/>might be a good opportunity to see if you can play with 2008 or 2010 at work since they want you to get certified. <text:s/>\n\nThe SQL certifications are not that bad if you have been doing SQL for a while, that is the MCITP: Database Developer and Database Administrator. <text:s/>I have the developer one and few others over the last 11 years. <text:s/>If you have any more questions about them, let me know.\n\nRight now I got an email from Prometric that Microsoft exams are 20% off. <text:s/>plus you could get find some codes to get into beta versions of exams, but those are typically for the newest version of a certification.\n\nGood Luck.\nSteve Maier\n', "AndyG wrote:\nDo you see certification as ever hurting your possibilities at landing a contract? \n\nNo, not at all. In this business, continuing education is always a Good Thing.\n\nHowever, that having been said, there are two reasons that I don't personally pursue certifications. The first is simply a matter of practicality. There are only so many hours in the day, which for me are usually filled with an array of side projects (many of which are resume enhancing). At least in my environment, certifications just don't bring enough to the party in terms of improving my career options to justify the amount of time that they take to achieve. When it comes time to look for a new gig, my searches have always comes down to the interview and whether or not I have actual job experience with the little bits of technology that a client needs at the moment. For the most part, what I see on the streets is that employers (at least in my neck of the woods) don't put a lot of stock in certification programs, Microsoft or otherwise. And everyone who's done any hiring knows that people fresh out of college with no practical experience beyond a BSCS are going to have to be shown most everything in the beginning. Employers are looking for experience in the real world.\n\nFrankly I must say, with no disrespect towards the many excellent programmers I've known who also have degrees &amp; certs, that I can understand the employer's point of view. I have worked with many programmers who had a vast collection of certifications on their resume and in the end, not to be unkind, they couldn't find their posterior with both hands and a flashlight. A clueless programmer with a certificate is still a clueless programmer (and make no mistake, clueless programmers can still pass the cert exams - I've met them). The same applies to college degrees. I've seen people with more degrees on their resume than the you could shake a stick at. These were highly, highly educated individuals who were clearly much more intelligent than my little uneducated self, and yet they were an absolute disaster to the projects they were on. Couldn't code their way out of a wet paper bag. In fact (I wish now I had printed it out), one of the most convoluted functions I've ever seen was from someone who had both a gazillion degrees and certifications. It was about 20 lines of C++ where literally every line (not counting the curly braces) was incorrect, in sometimes bizarre ways. And it was all to replace atol(), which he didn't even know existed. And yet, on paper, this guy was an absolute stud.\n\nMake no mistake here, my point is not to show disrespect towards those capable and qualified programmers who have degrees and / or certifications. Rather, it's to point out that nothing takes the place of practical experience, and employers know this. I frequently have people come to me and express a desire to become a programmer, asking where they should start, which college courses, certification programs, etc. My response is probably unprofessional and unconventional, but I tell them to save that money and spend it instead on books and a compiler. You'll get up to speed and get a job in a much, much shorter time frame, you'll spend more time actually coding, and frankly, if they have to go back to college every time they need to learn a new technology or API, they're toast in this business anyway. Things change too quickly. You have to be able to pick it up on your own.\n\nMind you, all of this must be taken in the context of where I live, the US. I have friends from India who have told me that the job market is so tight there you can hardly get a job flipping burgers without at least a BS. And I have no experience in other countries, either. So above all, it's a matter of doing what's practical for your own environment. In the US, however, those who spend their nights lit by the glow of a monitor as they bang out code are able to compete favorable in the market with their degreed and certified brethren. \n\nWhile I'm sure that there's tons of people here with a long educational pedigree, I suspect that there are also quite a few who got into this business with no formal education whatsoever and have successful careers that came from nothing more than late nights with a compiler. We're extremely fortunate that we can get away with that in this business. You'll never be able to get a gig as a lawyer or accountant like that...\n\n\nChistopher Duncan\nAuthor - The Career Programmer: Guerilla Tactics for an Imperfect World (Apress)", 'Adding to what both of the other replies have....\n\nI do have alot of certifications. <text:s/>I started looking at them after I had a MS but wanted to continue my learning. <text:s/>A pHd was not really an option for me, so certifications were the direction I went it. <text:s/>\n\nCertifications will NOT get you a job. <text:s/>I have talked to many people about this. <text:s/>As others have pointed out, certifications show that you can take exams and that you know how Microsoft wants the answers. <text:s/>For example, on database questions with a cross reference table, many/most DBA types will just put in the indexes of the other tables. <text:s/>Microsoft expects you to have a separate index for the cross reference. <text:s/>Neither is "wrong" but you need to know how to answer to pass the exams. <text:s/>Other people point to the "paper MCSE" that exist. <text:s/>These are people that have never managed a server or network but took all the exams to give them the cert. <text:s/>Children at the age of 10 have gotten this cert. <text:s/>This really makes people uncertain if you are just good at taking tests, if you cheated, or if you really know your stuff.\n\nCould certifications move your resume to the short pile when job hunting? <text:s/>yes. <text:s/>Some people like the fact that you are working on this stuff and learning it on your own or with your company and are willing to keep you around for a formal interview. <text:s/>\n\nCould certifications get a promotion? <text:s/>yes. <text:s/>I know that my certifications have helped me to get promotions in the past. <text:s/>I am constantly learning new things and using them in my day-to-day responsibilities.\n\nOverally, you need to practice the topics that you are going to test on. <text:s/>You need to know how to really do the things they are asking about, such as localization, security, etc. <text:s/>Not everyone knows those topics that well. <text:s/>As it was suggested, build up a portfolio of things. <text:s/>It could be articles on CP, a website for your softball team, or some little software project that you have a passion about. <text:s/>\n\nOne of the things told to me while I was going for my BS. <text:s/>There are some things that you are going to learn that you will be using every day and those things you will memorize. <text:s/>The school will then show you how to find out or research the rest of the information needed. <text:s/>Knowing how to look things up and how to complete things is something that a formal education shows you. <text:s/>And it shows potential employers as well. <text:s/>Some people will say that even a BS is out-dated in the age of the internet and that people can do just fine without it. <text:s/>But without something, projects that you have done, a degree, certifications, then there is no way for me to determine if you are the kind of person who will stick around or just decide the work is too hard and will leave.\n\nI vote for a portfolio with certifications on the side. <text:s/>The certifications will help you to look at other parts of the topics and do more than just what a project will do.\n\nDisclaimer: <text:s/>I have taught college before as well as was used by the Microsoft learning group as a subject matter expert. <text:s/>So I have seen both sides of this.\nSteve Maier\n']</text:p>
          </table:table-cell>
        </table:table-row>
        <table:table-row table:style-name="ro1">
          <table:table-cell office:value-type="string" calcext:value-type="string">
            <text:p>No</text:p>
          </table:table-cell>
          <table:table-cell table:style-name="pd1" office:value-type="float" office:value="6" calcext:value-type="float">
            <text:p>6</text:p>
          </table:table-cell>
          <table:table-cell office:value-type="float" office:value="5" calcext:value-type="float">
            <text:p>5</text:p>
          </table:table-cell>
          <table:table-cell office:value-type="float" office:value="67" calcext:value-type="float">
            <text:p>67</text:p>
          </table:table-cell>
          <table:table-cell office:value-type="string" calcext:value-type="string">
            <text:p>5_and_to_the_that</text:p>
          </table:table-cell>
          <table:table-cell office:value-type="string" calcext:value-type="string">
            <text:p>['and', 'to', 'the', 'that', 'of', 'it', 'you', 'is', 'was', 'not']</text:p>
          </table:table-cell>
          <table:table-cell office:value-type="string" calcext:value-type="string">
            <text:p>['There are several distinct problems which must be addressed differently.\n\nMost of what you are referring to is not technical. <text:s/>Thus it is a management problem. <text:s/>Which might or might not be fixable.\n\nYou didn\'t state what \'level\' you are. <text:s/>But if you have less then 2 years of actual profession programming experience then your "seniors" and perhaps your company is just wrong in a number of ways.\n\nIf you have more and specifically sold yourself as being a self starter then some of this comes back more on you. <text:s/>Certainly if you have say 10 years of experience then not being able to get your head around the tasks is all on you.\n\nThe application life cycle shouldn\'t really matter unless you are being told something is late when you didn\'t know there was a schedule to start with.\n\nDid you estimate the tasks or did someone else? <text:s/>If it was someone else, regardless of your experience level, and then someone/anyone expects you to take the same amount of time then take comfort in knowing that those people are idiots. <text:s/>Which doesn\'t ease the situation but might make it easier to approach emotionally.\n\nAmbiguousName wrote:Are all of these things normal??\n\nUnfortunately at some places yes. <text:s/>But not most.\n\nSome few places will proactively help the new person. <text:s/>Most places are bit more lazy in terms of this but they still want the new person to succeed because someone must do the work. <text:s/>And if the new person doesn\'t/can\'t then one of the existing people will then have to do all of their work and the additional work as well.\n\nBest you can do at this point is to approach your actual manager, not your teammates and discuss the general frustration with the onboarding (yours) process. <text:s/>Make sure that you do not attempt to make it their problem but rather phrase it as your inability. <text:s/>Doing that way, hopefully, makes it less confrontational for a manager that probably doesn\'t know how to manage that well. <text:s/>\n\nOr just keep your head down and try, try, try until they accept you.', 'i\'ve had to deal with people like that...still do on occasion, when you tell them you cant do x or shouldnt, have good reasons, not just tech reasons(non tech people wont care), but business reasons(they care), one "discussion" i had was about poorly designed navigation on a site i was building, and this other guy was in charge of it not my normal boss, so when i told him we can do it that way he kept asking why and i told him its bad design, since he designed it he took it personally, so i changed tacts. <text:s/>and i told him it would hurt business(probably not but hey) and that if you changed the navigation on each page, no one would be able to find their way around hell i got lost and i was the one building it, and if noone could find their way around no one would use it, therefore no one would use the site for more than a minute, etc... <text:s/>it went on for <text:s/>while but he finally saw light and let me do the navigation correctly. <text:s/>luckily for me my normal boss is a dev and understands this kinda stuff. \n\n if/when you talk to them now or in the future about changes get what they want, the probably wont know, go away and think about it, then come back with issues and put them in terms they can understand, if the code base is getting large and hard to maintain, tell them that unless you get a chance to fix it(costs money now) it will take you longer and longer to do things, the system will run slower, and more and more bugs have a chance to creep in(costs money later). <text:s/>most business people understand the time value of money. <text:s/>and they may let you do it, it ususally helps if they want some big change you can use that to help push your other ideas. <text:s/>and at some piont you may have to use the "this is what you hired me to do" line, or something like it..but thats a last resort.\n\nhope any of that helps, i had to learn all that the hard way around here, i had <text:s/>a partner who is a tech guy backing me most of the time, and i\'ve learnd some of it from him. <text:s/>you may have a tougher go of it. \n\nPlease remember to rate helpful or unhelpful answers, it lets us and people reading the forums know if our answers are any good.', 'Hello, I hope I\'m posting in a place that is ok with discussion and not just question/answer. I know my question will receive some opinionated responses but not necessarily and regardless, it is something I really would like to ask people who are already working in the field.\n\nI got into a developer\'s position a few years ago and it has been quite stressful for me. I feel I\'m an intelligent person, I like technology, video games, programming etc. I have a passion for programming although sometimes I find it fading but I try to remain optimistic.\n\nWhen I was interviewed for this position I made no effort to oversell myself. I was very upfront and honest about what I knew and didn\'t know. I provided code examples of what I had worked on and took a test that was assigned to me all before being hired. The position was supposed to be more of an entry level position.\n\nAt first I was really excited. So happy to finally be a developer. I wanted to learn as much as I could. I didn\'t necessarily want to stay with the company but I was happy to have got the position and wanted to learn all I could while I was here.\n\nProblems soon arose and it\'s from these problems that I\'m trying to get some insight into the industry to see what the job life is like for programmers outside of my little world/company.\n\nThe company I work for is a fortune 500 company, they are huge, all over the place, international, they\'re everywhere and you know them I promise, I prefer not to say though for privacy reasons. That being said, I was happy to get into this "entry level" programming position in this huge company cause I knew it would be a great learning experience.\n\nI soon found out that I was being relied upon quite heavily and with very little guidance. My position, although I\'m required to be in an office location, is virtual. Meaning, every programmer is at a different location, including my supervisors and management, and some (especially management) work from home.\n\nOne of my pet peeves is that, although I have a company laptop, and there\'s little to no collaboration taking place, I can\'t work from home myself, I have to carry my laptop with me and plug it in at the office I work at. While this irritates me alot, I can totally cope with this if the rest were ok.\n\nMy biggest gripe is the lack of collaboration, guidance, communication, and give a *@!$. I am given projects, with little to no background information, most the time via email, and that is it. I am told to ask questions if I have any. The majority of the time, my entire time spent here is one big question.\n\nI\'m trying to figure out, is this how it is where everyone works? Is it normal to hire entry level programmers, provide them with little to no guidance/training, and just assign them tasks to see if they\'ll still have their hair by the time it\'s all said and done?\n\nThis is something I\'m really honestly curious about. I\'ve been doing this for about 3 years now. I\'ve learned things and manage to complete all of my projects on time but it\'s the process and the way things are managed that drive me nuts. \n\nThere are also long periods of time where I won\'t be assigned anything. I\'m virtual so I come into an office that has nothing to do with me and sit. Sitting and waiting has been a large majority of my duties. My work life is a bit of a roller coaster. There\'s a very slow incline and then I\'ll get a project with no information or guidance and then it\'s a steep drop till I reach the end...\n\nHalf the time I feel it\'s just me, the rest I feel that it\'s just this place. That is why I\'m on here to get an idea of what a programmer\'s daily job life is like.\n\nDo you often find yourself with no resources or feel like you\'re kind of just there lol... I laugh but this has been the strangest and not so funny situation I have ever been in.\n\nI also find patterns among people, ways of thinking among management. Things seem to be severely lacking. My idea is that the grass is greener on the other side but I\'d like to hear from you all to see if that truly is the case or if I just need to suck it up and enjoy it somehow.\n\nTo give you an example, I was given a C# project recently, as I have many times in the past. I\'m fine programming and figuring stuff out, I enjoy it, but there are times you just want to ask someone a question.\n\nThe person that was working on this C# project is no longer with us and I just found out I\'m pretty much the only one that has any experience at all with C#... So me, an entry level programmer that had hoped this position would be a great learning experience is now more of a dreaded daily nightmare... \n\nI do my best to accept and deal with the situations at hand and try not to panic but it can be hard at times. My thing is, why does it have to be like this and is it like this everywhere?\n\nI\'m not a dumb person, all I need half the time are some simple questions answered but I can\'t rely at all on the group I work for and it seems like they simply expect me to be Albert Einstein or something.\n\nThen there\'s the guilt I feel for not knowing or feeling like I can\'t complete a task that gets assigned to me and fear of failure... It\'s just ridiculous.\n\nJust to elaborate on the sitting and waiting. There are times I\'ll be assigned something, complete it, and I don\'t hear from anyone about anything for days or weeks. This feels like a giant waste of my time and I know it is.\n\nSometimes I won\'t be assigned anything at all so I\'ll email my supervisor and just say "Hey if I can help with anything let me know" and I may or may not hear back for who knows how long. I kind of stopped doing this though because now, I kind of enjoy not having anything to work on cause it tends to be stressful when I do.\n\nMy next steps are dealing with this a bit longer and spending my free time doing some coding of my own, brushing up my skills, and finding a new job. This is another reason why I ask this question because I want to hear what I may be getting myself into.\n\nIf you\'ve read all of this thank you and if you have anything to share please do.']</text:p>
          </table:table-cell>
        </table:table-row>
        <table:table-row table:style-name="ro1">
          <table:table-cell office:value-type="string" calcext:value-type="string">
            <text:p>Yes</text:p>
          </table:table-cell>
          <table:table-cell table:style-name="pd1" office:value-type="float" office:value="7" calcext:value-type="float">
            <text:p>7</text:p>
          </table:table-cell>
          <table:table-cell office:value-type="float" office:value="6" calcext:value-type="float">
            <text:p>6</text:p>
          </table:table-cell>
          <table:table-cell office:value-type="float" office:value="65" calcext:value-type="float">
            <text:p>65</text:p>
          </table:table-cell>
          <table:table-cell office:value-type="string" calcext:value-type="string">
            <text:p>6_thanks_thank_your_question</text:p>
          </table:table-cell>
          <table:table-cell office:value-type="string" calcext:value-type="string">
            <text:p>['thanks', 'thank', 'your', 'question', 'very', 'much', 'sorry', 'you', 'for', 'exactly']</text:p>
          </table:table-cell>
          <table:table-cell office:value-type="string" calcext:value-type="string">
            <text:p>['thanks..', 'Thank you very much for your information.', 'Thank you very much for your comment.']</text:p>
          </table:table-cell>
        </table:table-row>
        <table:table-row table:style-name="ro1">
          <table:table-cell office:value-type="string" calcext:value-type="string">
            <text:p>Yes</text:p>
          </table:table-cell>
          <table:table-cell table:style-name="pd1" office:value-type="float" office:value="8" calcext:value-type="float">
            <text:p>8</text:p>
          </table:table-cell>
          <table:table-cell office:value-type="float" office:value="7" calcext:value-type="float">
            <text:p>7</text:p>
          </table:table-cell>
          <table:table-cell office:value-type="float" office:value="53" calcext:value-type="float">
            <text:p>53</text:p>
          </table:table-cell>
          <table:table-cell office:value-type="string" calcext:value-type="string">
            <text:p>7_resume_the_you_to</text:p>
          </table:table-cell>
          <table:table-cell office:value-type="string" calcext:value-type="string">
            <text:p>['resume', 'the', 'you', 'to', 'your', 'at', 'that', 'of', 'cv', 'and']</text:p>
          </table:table-cell>
          <table:table-cell office:value-type="string" calcext:value-type="string">
            <text:p>['Hello everyone, thank you for taking the time to peruse this post.\n\nI am looking for a job in another state, and in this troubling economy a lot of employers are hesitant to interview candidates from out of state for fear of relocation costs. <text:s/>In spite of the fact that I am not seeking them, I feel like this is causing a hindrance. <text:s/>The job boards are flooded with recruiters searching for people as well, but I wonder if a recruiter is not more harm than good given the circumstances.\n\nWith that said, I would like to hear tips on transitioning states. <text:s/>Also, in regards to creative resumes do you guys think the old classic boiler plate resume is the way to go or do you think there is some substance to adding a little bit of color or background to your resume? <text:s/>Something like this website for example (Minus the adds unless I can sell the adspace on my resume?). <text:s/>Something like a simple menu across the top containing name, address, etc... and maybe a left nav style bar as well.\n\nIf those ideas are completely weak, let me know. <text:s/>I just think something a little more artful would be eye catching, but it could suck. <text:s/>As a senior level programmer I am trying to find ways to stand out. <text:s/>I thought about writing the resume into an interactive program, but any company that would run a random exe on a disc they got in the mail might have bigger issues.\n\nI was thinking of getting about 100 resumes on disc with some portfolio work and mailing it out to a hundred companies or so and hoping for the best. <text:s/>Anyone have experiences to share?\n\nI appreciate the input, cheers... EA', "First I would like to say that a 9 page resume is abit long. <text:s/>I do like that you included the information about each company, but I would find that totally not needed. <text:s/>I could always look up the old companies to see what they did. <text:s/>\n\nEven taking your appendices out of the picture, you still have 3 pages. <text:s/>You have alot of white space and should look at your margins and rearrange things abit to stay on 2 pages if you can. <text:s/>I know a guy that had a 6 page resume and was wondering why nobody was looking at it and I suggested making it one 2 and he got a job pretty quick. <text:s/>At least ppl replied to his resume.\n\nKeep in mind that people looking over resumes are going to be looking at ALOT of resumes. <text:s/>You need to make sure that you don't go to the fluff pile and I think that with a 9 page one you will almost automatically.\n\nOf course that is just my thoughts. \n\nSteve Maier, MCSD MCAD", "Hello everybody. I've never posted here before, but I have read a lot of articles. I am a computer science student at the University of Central Florida. I have a project for my technical writing class that I need help with. I have to write a fake application letter and resume for a real job that I might qualify for. I need to have a professional in my field (software development) review the letter and resume and give me some pointers on improvement. I don't know anybody in my field so I was hoping somebody here could read over these documents and give me some pointers on format, content, and some practical advice for a computer science student looking for his first job.\n\nIf anybody would help me I would really appreciate it. I am a little apprehensive about asking busy people to have to do homework, but it is a requirement for the assignment. If anybody decides to help, thank you.\n\nI'll copy and paste the letter below and copy and paste the resume below the letter.\n\n---------- LETTER ----------\n\n121 Fake Address Road Apt 9309\nDaytona Beach, FL 32119\n\nMarch 2, 2008\n\n\n\n\nNancy Hanrahan\nRaydon Corporation\n210 Fentress Blvd.\nDaytona Beach, FL 32114\n\nAttention: Human Resource Department\n\nDear Ms. Hanrahan:\n\nI am applying to the entry level Software Engineer position I saw advertised on the Raydon website. I am currently a senior at the University of Central Florida and finishing a Co-Op term at United Space Alliance. I believe the combination of my Co-Op experience and formal education makes me a strong candidate for this position.\n\nWhile studying computer science at the University of Central Florida I realized that in a dynamic industry like software development, experience is crucial. I knew experience would supplement my formal education immensely. I didn’t hesitate when I was accepted for the Co-Op program at United Space Alliance. The opportunity required me to work full time every other semester. This extended my time in college but I believe the experience has prepared me for positions such as the one you are offering. \n\nAt United Space Alliance I’ve worked on projects that solved real world problems without well defined means towards a solution. I have conceptualized, designed, coded, tested, debugged, and documented my projects under limited supervision. Software development can be an expensive, challenging, and lengthy process. With this in mind, I understand the need for innovation, motivation, and the accurate and timely delivery of projects. \n\nIn your company profile you say that the products you develop help save lives. At United Space Alliance, it was crucial that everybody understood how potentially unsafe it could be if we did not take the work we did seriously. One of the mottos at United Space Alliance was producing work that was safe, error free, and on time. I believe these are important qualities for any work, especially for the products you produce at Raydon.\n\nIn closing, I want to ensure you that I am willing to work as hard as it takes to exceed your expectations. I understand that this position requires candidates to meet and exceed certain qualifications. I hope I can have a chance to meet with you in person and discuss if I could be an addition to your team of software engineers. Thank you for your time. My contact information is in the attached resume.\n\nSincerely,\n\n\nLuke Thomas\n\n\n---------- RESUME ----------\nI had to change the format to paste it here. The original is a word document.\n\nLuke Thomas\n[Address here]\n\nObjective:\n----------\nSeeking a position as an entry level software engineer.\n\n\nEducation:\n----------\nAssociates of Arts degree. Daytona Beach Community College. May 2006.\n\nCurrently studying Computer Science at the University of Central Florida.\nAnticipated Graduation: December 2009.\n\n\nWork Experience:\n----------------\n\n2007 to Present\nComputer Science Co-Op. United Space Alliance. Houston, TX.\n\nConceptualized, designed, developed, tested, debugged, and documented software tools for Space Shuttle and Space Station technical writers. The tools helped increase productivity and accuracy while comparing documents between revisions.\n\n2003 to 2007\nHeld a variety of part-time jobs while attending school full-time including computer salesman, carpenter’s helper, and janitor.\n\n\nComputer Skills:\n----------------\t\n\nProgramming Languages:\nC, C++, Java, Python, VB.NET, and C#.\n\nMarkup Languages:\nXML, HTML.\n\nOperation Systems:\nWindows, Linux, MacOSX.\n\n\nHonors:\n-------\n\nHigh School:\nMagna Cum Laude.\n\nCollege:\nGraduated with Honors at Daytona Beach Community College.\nDeans List for Computer Science at the University of Central Florida.\n3.5 GPA.\n\n\nReferences:\n-----------\nAvailable upon request."]</text:p>
          </table:table-cell>
        </table:table-row>
        <table:table-row table:style-name="ro1">
          <table:table-cell office:value-type="string" calcext:value-type="string">
            <text:p>Yes</text:p>
          </table:table-cell>
          <table:table-cell table:style-name="pd1" office:value-type="float" office:value="9" calcext:value-type="float">
            <text:p>9</text:p>
          </table:table-cell>
          <table:table-cell office:value-type="float" office:value="8" calcext:value-type="float">
            <text:p>8</text:p>
          </table:table-cell>
          <table:table-cell office:value-type="float" office:value="49" calcext:value-type="float">
            <text:p>49</text:p>
          </table:table-cell>
          <table:table-cell office:value-type="string" calcext:value-type="string">
            <text:p>8_exam_exams_the_study</text:p>
          </table:table-cell>
          <table:table-cell office:value-type="string" calcext:value-type="string">
            <text:p>['exam', 'exams', 'the', 'study', 'for', 'you', 'questions', 'practice', 'to', 'books']</text:p>
          </table:table-cell>
          <table:table-cell office:value-type="string" calcext:value-type="string">
            <text:p>['Obviously you need to use the technology that you are going to be getting the certification in. <text:s/>The nice thing is that the newest tests for .NET 2.0 do allow you to pick the programming language that you take the test in first. <text:s/>\n\nI usually get 2 books that correspond to the test. <text:s/>There are also some practice tests available (I am not talking about brain dumps, but actual practice questions). <text:s/>I usually do not use the practice tests, just the 2 books and then using the technology. <text:s/>Review what MS says is on the test and make sure that you know about it. <text:s/>\n\nWhen I was taking the .NET 2.0 exams, alot of the questions were related to things that I was adding to my shareware application. <text:s/>I was able to apply what i was working on to the exam. \n\nSteve Maier, MCSD MCAD MCTS MSITP\n', "total marks are 1000\nu need 70% marks to pass the exam.\n\nthere are specific books from microsoft press for the preparation of exams. read out that book.\n\nbelow are some sample questions.\n\n1.\nYou are a Web developer for Techno Inc. You create an ASP.NET application that accesses sales and marketing data. The data is stored in a Microsoft SQL Server 2000 database on a server named TestK01.The company purchases a factory automation software application. The application is installed on TestK01, where it creates a second instance of SQL Server 2000 named Factory and a\ndatabase named FactoryDB. You connect to FactoryDB by using Windows Integrated\nauthentication.\n\nYou want to add a page to your ASP.NET application to display inventory data from FactoryDB. You use a SqlConnection object to connect to the database. You need to create a connection string to FactoryDB in the instance of SQL Server named Factory on TestK01. Which string should you use?\n\nA. “Server=TestK01;Data Source=Factory;\nInitial Catalog=FactoryDB;Integrated Security=SSPI”\nB. “Server= TestK01;Data Source=Factory;\nDatabase=FactoryDB;Integrated Security=SSP1”\nC. “Data Source= TestK01\\Factory;Initial Category=Factory;\nIntegrated Security=SSP1”\nD. “Data Source= TestK01\\Factory;Database=FactoryDB;\nIntegrated Security=SSP1”\n\nAnswer: D\n\nExplanation:\nThe Data Source attribute of the connection string contains the name, instance or network address of the instance of SQL Server to which to connect. In this scenario we are to connect to the Factory Instance on TestK01 so we use TestK01\\Factory as data source. To specify the database we should either use the Database or the Initial Catalog attribute. Here we use Database=FactoryDB.\n\n\n\n\n2.You are creating an ASP.NET application for Techno Inc's Internet Web site. You want to create a toolbar that will be displayed at the top of each page in the Web site. The toolbar will contain only static HTML code. The toolbar will be used in only your application. You plan to create the toolbar as a reusable component for your application. You need to create the toolbar as quickly as possible.\nWhat should you do?\n\nA. Create a new Web Control Library project.\nCreate the toolbar within a Web custom control.\n\nB. Add a new Web user control to your ASP.NET project.\nCreate the toolbar within the Web user control.\n\nC. Add a new Web Form to your ASP.NET project.\nUse HTML server controls to design the toolbar within the Web Form and save the Web Form with an .ascx extension.\n\nD. Add a new component class to your ASP.NET project.\nUse HTML server controls to design the toolbar within the designer of the component class.\n\nAnswer: B\n\nExplanation:\nWeb user controls enable you to easily define controls as you need them for your applications, using the same programming techniques that you use to write Web Forms pages.\n", 'Definately for any of the exams, have the environment installed and play with it. <text:s/>Do things that are not in the books. <text:s/>For web services, make a little calculator service and then write an app to use it or a word statistic service that takes a string and returns you teh word count, letter count, count for a given letter, the number of caps, the number of puncuation, etc. <text:s/>But you really should have some hands on experience with the things for the test. <text:s/>Learning for the books is good, but you have to use it to get the understanding of someone the things.\n\nOf course for any of the exams, you have to know how to install and configure things. <text:s/>If you think about it, someone that has that certification should know how to deploy their app (win or web). <text:s/>\n\nDebugging is also a big thing. <text:s/>On a windows app you can use message boxes and writing out to console windows and to debug files, but think about what you need to do from a web server perspective if the server is in a different state/country.\n\nDatabase access (like for SQL Server) is also important, not only for the exams but for using it in real life too. <text:s/>Places that look at your cert will want to know that you can use their multi-cluster SQL Server with little effort.\n\nAlso http://transcender.com/ has free sample exams that are pretty good. <text:s/>I would download them and test your skills. <text:s/>Of course the free version is only 1 practice exam and the full cost one is something like 5, but practice is practice. \n\nSteve Maier, MCSD MCAD']</text:p>
          </table:table-cell>
        </table:table-row>
        <table:table-row table:style-name="ro1">
          <table:table-cell office:value-type="string" calcext:value-type="string">
            <text:p>Yes</text:p>
          </table:table-cell>
          <table:table-cell table:style-name="pd1" office:value-type="float" office:value="10" calcext:value-type="float">
            <text:p>10</text:p>
          </table:table-cell>
          <table:table-cell office:value-type="float" office:value="9" calcext:value-type="float">
            <text:p>9</text:p>
          </table:table-cell>
          <table:table-cell office:value-type="float" office:value="46" calcext:value-type="float">
            <text:p>46</text:p>
          </table:table-cell>
          <table:table-cell office:value-type="string" calcext:value-type="string">
            <text:p>9_the_you_my_to</text:p>
          </table:table-cell>
          <table:table-cell office:value-type="string" calcext:value-type="string">
            <text:p>['the', 'you', 'my', 'to', 'for', 'and', 'that', 'of', 'be', 'client']</text:p>
          </table:table-cell>
          <table:table-cell office:value-type="string" calcext:value-type="string">
            <text:p>["I'm currently posting anonymously because my boss knows about CP and I don't want him to know that I'm having any thoughts about leaving the company. <text:s/>It may seem underhanded but I have my reasons.\n\nI've been with my current employer since '98 and have been working on and off because my university is about a 7 hour drive away from the business.\n\nI'm starting to feel a bit annoyed at my employer though. <text:s/>So far in 2002 I've received a single paycheck for roughly 1/5 of what I had worked. <text:s/>In 2001 I was shorted about 1/2 of the money I was owed. <text:s/>I think I've always been understanding when it came to keep down my asking for checks when money is tight, but so far it hasn't let up and I don't know how much longer I can go <text:s/>\n\nNow I've got this wacky idea that maybe I should just start up my own business, I've already got a couple people interesting in helping and I live far enough away that I wouldn't be competing with my employer. <text:s/>My dad and I have been going out to peoples homes to fix their computers for quite a few years now so I would already have a customer base.\n\nI would also be thinking about targetting the local businesses around my area for new PCs and (of course) custom software.\n\nFor an idea of the type of area this is, there is only one PC repair shop in this county and it has a reputation for screwing up more computers than fixing them. <text:s/>I don't know of any company in the area that offers custom software to businesses and I think most of them rely on places like Dell and Gateway for their workstations and servers.\n\nI'd also be interesting in keeping ties to my current employer since technically I'm just an independent contractor I would like to continue to provide software services to them, however I want out of the entire mess the company is currently in.\n\nAnd to top it all off my employer doesn't understand that creating a program isn't as simple as creating the gui and its done. <text:s/>I've tried a few times to get them to understand this but it isn't happening. <text:s/>\n\nNow the reason I'm posting. <text:s/>Should I go ahead and start this or should I stick it out and work for essentially nothing until the company turns around?\n\nIs my post long enough yet?\n\nA CP Regular ", "Here you go... You are a freelancer, you have an ongoing customer who gives you work every month. He needs something new developed, which is a new ground for you (needless to say it's new to the customer as well). You have to learn (read a manual/tutorial and try something out first) before you will be able to accomplish the task. You are paid an hourly rate and charge for time spent working. Should you charge for time spent learning something which you need in order to finish the task?\n\nI couldn't find almost nothing on Google, from the results of my research there are a few ways taken by different people:\n- some will charge the normal rate\n- some will lower the rate\n- some will not charge\n- some will raise the rate\n\nLowering or not charging is understandable because you feel it would be not fair to charge the customer for something you can't do right now. He could hire somebody else, who already is familiar it and can produce results faster, right?\n\nPeople who charge the normal rate compare it to being an employee. Every now and then you have to improve your skills and learn a new technology you will need for the next project. But the difference I see is when you are a full time employee the boss wouldn't fire you because you didn't know something, then hire somebody else to do the job, then fire him and hire you again. <text:s text:c="2"/>But freelancing is different - he can hire anybody just for this one project, can't he?\n\nPeople who raise the rate... Although I know what their reasoning says, I don't quite get it. <text:s text:c="2"/>They say they raise the rate to scare off the customer who is forcing a project on them, where they don't know the technology and would have to learn. This supposedly is meant to protect the customer from wasting time and money. Wonder what happens when he agrees?\n\nOne things is certain - as a freelancer or not, you have to make a living, you gotta earn something. So, what are your thoughts? Charge for learning or not? If so, then how? Normal rate? Lower rate? Higher rate? \nKind regards,\nPawel Krakowiak\n\nMiraculum Software[^]", "A CP Regular wrote:\nSo far in 2002 I've received a single paycheck for roughly 1/5 of what I had worked. In 2001 I was shorted about 1/2 of the money I was owed. \n\nYou're a helluva lot nicer guy than I am, I'll give you that. Programming is my passion, but it's also my livelihood. Screw with my money just once, and you'll be trying to teach your Cocker Spanial to debug the code that's left behind. No money - no coding. Period. If you don't pay me what I'm owed, on precisely the agreed upon dates, you'll never even know there's a problem until you wake up one day and I'm simply not there. If you give people like this fair warning, they'll try to make life difficult for you every time. If you can't trust them on something as fundamental as money, you can't trust them at all.\n\nA CP Regular wrote:\nNow I've got this wacky idea that maybe I should just start up my own business\n\nWell, if you can afford the financial gamble, I'd say go for it. Just be advised that all startups are a huge risk. The mortality rate for first year business failures is extremely high. Nonetheless, many have done so and succeeded. I owned a software company for several years in the early 90s. I didn't get rich, but I made a decent living on my own terms.\n\nThey say that you shouldn't start a business unless you can go without income for the first year (that's not as extreme as you might think). Can you? If not, you're rolling the dice on your ability to eat and pay the rent. \n\nOf course, an additional option is to simply get another job - one that pays you on time, without question. Start up your new company on the side, in your spare time. When it can pay your bills, make the transition. \n\nAs for maintaining business relationships with your current employer, ask yourself this question - if it's hard to get payment on time now, when you're there every day, how much harder is it going to be to get your invoices paid when he's a customer? In other words, what, are you nuts? \n\nIf you don't depend on the money you get from programming to pay your bills and eat, then screw this guy and write code that you want to write, just for the fun of it. If you do depend on the money you make as a programmer, then screw this guy and quietly go out and find another job. Why quietly? No point terminating one source of income until you have another to replace it. There is no dishonor in self defense. \n\nAnd just for the record, while it's true that I'm a mercenary and will never play fair with those who don't play fair with me, I also believe in living and working with honor and integrity. When I take a gig, I give them 100% (sometimes more) and always do my best to act ethically and in the company's best interests. When it's time to go (happens sooner or later no matter how good the gig is), I make sure they have notice and are taken care of, and leave the door open for them to call me at home after I'm gone if they're in a jam with my code. That's always paid off for me. In the past 12 years, I've only had to cover my tail a couple of times. The rest has been an exercise in good karma - they treat me right, and I bend over backwards to take good care of them. And the other couple of times? Well, the details certainly aren't on my resume. One thing you can count on, though. I sure didn't give them fair warning.\n\nThat's the problem with this business. Lots of absolutely killer programmers out there, but many of them don't know how to cover their tails in the business world. I just hate seeing honest and talented people get taken advantage of. Perhaps it shows...\n\nSo, how's that for long? \n\nChistopher Duncan\nAuthor - The Career Programmer: Guerilla Tactics for an Imperfect World (Apress)"]</text:p>
          </table:table-cell>
        </table:table-row>
        <table:table-row table:style-name="ro1">
          <table:table-cell office:value-type="string" calcext:value-type="string">
            <text:p>Yes</text:p>
          </table:table-cell>
          <table:table-cell table:style-name="pd1" office:value-type="float" office:value="11" calcext:value-type="float">
            <text:p>11</text:p>
          </table:table-cell>
          <table:table-cell office:value-type="float" office:value="10" calcext:value-type="float">
            <text:p>10</text:p>
          </table:table-cell>
          <table:table-cell office:value-type="float" office:value="44" calcext:value-type="float">
            <text:p>44</text:p>
          </table:table-cell>
          <table:table-cell office:value-type="string" calcext:value-type="string">
            <text:p>10_visa_us_for_usa</text:p>
          </table:table-cell>
          <table:table-cell office:value-type="string" calcext:value-type="string">
            <text:p>['visa', 'us', 'for', 'usa', 'h1b', 'in', 'job', 'the', 'to', 'visas']</text:p>
          </table:table-cell>
          <table:table-cell office:value-type="string" calcext:value-type="string">
            <text:p>['Roger Wright wrote:\nIf you are here on a legitimate visa - student or tourist, perhaps, you may have other options - contact the immigration officials for info.\n\nI\'d recommend NOT to call the immigration officials until outside the USA. It is a strict condition of a tourist visa that you are not permitted to change to a working visa, or even ask about it, while in the US.\n\nI\'ve been through US immigration as a tourist and for business (working for a UK company with a reseller in the states) and the officials are the most serious and unhumerous people I\'ve ever met. I remember a line from a film that went "We at the FBI do not believe we have a sense of humour" and that can be applied to immigration officers too.\n\n\n\n--Colin Mackay--\n"In the confrontation between the stream and the rock, the stream always wins - not through strength but perseverance." (H. Jackson Brown)\n\nEnumerators in .NET: See how to customise foreach loops with C#', 'mhmoud rawas wrote:\nIs it posible ??\n\nIt\'s illegal, and you can be imprisoned or deported for trying. <text:s/>Your best bet is to apply for a visa through the legitimate process, though I\'ve heard that you are required to do so from outside the country. <text:s/>Your bio says that you are in the US; if you\'re here illegally you\'ll need to find a way to get out of the US without being caught, then apply for normal entry. <text:s/>If you are here on a legitimate visa - student or tourist, perhaps, you may have other options - contact the immigration officials for info. <text:s/>You can also find a lot of helpful information here[^]. \n\n"Another day done - All targets met; all systems fully operational; all customers satisfied; all staff keen and well motivated; all pigs fed and ready to fly" - <text:s text:c="13"/>Jennie A.', 'Where are you moving to (and from where?)\n\nMy quick observations:\n\n1. It\'s an interesting experience being an immigrant. You are definitely second class so things like getting a Visa card, a car loan and an apartment can be a hassle. Use the accent wisely - it will get you far.\n\n2. It\'s cold. No - I mean really, really, Oh My God I Can\'t Believe People Live Here cold.\n\n3. The coffee is terrible. Find a Tim Hortons and ask for a "medium regular". The richness and sugariness will start to grow on you and make up for the lack of flat whites. If you go to Toronto I know two places that make real coffee.\n\n3a. Tim Hortons Boston Cream doughnuts are to die for. And you probably will if you have too many. But you\'ll die happy.\n\n4. In companies here they work long hours and you start with 2 weeks vacation. From what I\'ve seen this is actually detrimental to productivity because everyone\'s stressed out and unmotivated. At the risk of really pissing a few people off, from what I\'ve seen and heard from friends there is a lot of "it\'s not my problem" and "it\'s not my fault" in some companies. There\'s a tentativeness that means you don\'t see many people diving in and taking responsibility. They are a cautious people who don\'t want to upset the status quo or cause a problem.\n\n5. They do say oot and aboot. They will deny it. They will possibly even hunt me down and beat me up with hockey sticks but one of the greatest forms of entertainment is sitting around with Canadian friends after a few drinks listening to them get worked up about how the Americans think they say "oot and aboot". "We say oot, not oot. Are they deaf? \'Oot\'. See? Nothing like \'oot\'" and so on. It\'s great.\n\n6. Things are cheaper than here. \n6a. Things depreciated faster than here. It\'s a double edge sword.\n\n7. They are a confused people. They hold on to British customs and the language with deep but haphazard passion. Think about "Tire centre" and you\'ll understand why.\n\n8. They still have 1 cent peices. But not 2c peices. It\'s annoying\n\n9. If you see something for 19.99 and put down a twenty you\'ll need another $2.80 for tax. You will scream after doing this 5 times. Add $5.60 if it\'s actually a sit down meal or taxi ride. Things look cheaper over there but factor in the taxes and tips and exchange rate and you\'ll be surprised.\n\n10. Do not touch Molson, Labatt or any beer with a moose on it. Find a microbrew.\n\n11. Learn some French so you can giggle like a loon when you find out what egg-nog is called.\n\n12. Most importantly: unemployment at the moment is essentially 0. It\'s a job hunter\'s market so push hard for wages and conditions. If you\'re in Toronto send me an email if you\'re after a job <text:s/>\n\ncheers,\nChris Maunder\nCodeProject.com : C++ MVP']</text:p>
          </table:table-cell>
        </table:table-row>
        <table:table-row table:style-name="ro1">
          <table:table-cell office:value-type="string" calcext:value-type="string">
            <text:p>No</text:p>
          </table:table-cell>
          <table:table-cell table:style-name="pd1" office:value-type="float" office:value="12" calcext:value-type="float">
            <text:p>12</text:p>
          </table:table-cell>
          <table:table-cell office:value-type="float" office:value="11" calcext:value-type="float">
            <text:p>11</text:p>
          </table:table-cell>
          <table:table-cell office:value-type="float" office:value="42" calcext:value-type="float">
            <text:p>42</text:p>
          </table:table-cell>
          <table:table-cell office:value-type="string" calcext:value-type="string">
            <text:p>11_file_files_the_error</text:p>
          </table:table-cell>
          <table:table-cell office:value-type="string" calcext:value-type="string">
            <text:p>['file', 'files', 'the', 'error', 'when', 'folder', 'is', 'it', 'uninstall', 'msi']</text:p>
          </table:table-cell>
          <table:table-cell office:value-type="string" calcext:value-type="string">
            <text:p>["We have an asp.net 2.0 intranet web application that provides a listing of the files on our file server. This intranet site runs on the same server as the files. Everyone has access to these files via the W:/ drive. So the issue we're trying to fix is that we want a user to be able to click on a link within the application to a local file on the file server (instead of having to download it) as the files can be quite large. We tried using a basic link = file///w:/test.zip but there are security issues with the browser. What is the best way to get around this?", "This is the first time that I have used msi as the customer that I am working for does not like them believe or not. <text:s/>I have created an msi package and it works fine installing but there is a problem when removing it. <text:s/>I am changing an existing file on the target machine with the new amended one that I have created (The file is in the common files folder). <text:s/>But when the I uninstall the file gets deleted, and if I change the property 'permenant' to true it remains but still contains the changes that I have made.\n\nIs there a way that this can be automatically set up within the IDE, or will I have to create a bit of code to remove the changes that I have made in the file in the custom actions?\n\nAny help/suggestions will be much appreciated", 'There are ways to modify certain types of files during an uninstall and roll back these changes during an uninstall, but they all require an intimate knowledge of msi architecture and are beyond the scope of what you can do in the VS IDE.\n\nSo, yes, your best option is to create a custom action. <text:s/>However, the exact procedure you choose depends a lot on what type of file you are working with and what kind of chnages you plan to make.\n\nFor example, if you plan to create a custom action using an Installer class, you may not always get the results you expect. <text:s/>Suppose you decide a simple approach is to create an Installer class custom action that copies the file in question to some temporary location and simply copies it back to the Common folder during uninstall. <text:s/>This will not work as you expect, because Installer class based custom actions are run at the end of the install. <text:s/>This means the original file has already been replaced during the installation, so what would happen is you would copy the new file to the temporary copy, then restore the new file again, effectively accomplishing nothing different than marking the file permanent.\n\nSo an alternative would be to simply not install the file at all. <text:s/>Instead write a custom action that amends the existing file with your changes, then removes those changes from the amended file during uninstall. <text:s/>This approach is viable if the file is a simple text file etc. but would be pretty difficult to implement if the file is binary.\n\nDepending on what exactly you need to do, you may need to embed the custom action as a DLL rather than using the NET Installer class. <text:s/>This is a lot more flexible approach - you can for example control exactly when the custom action executes, you are not limited to an action that always runs at the end of the sequence.\n\nPost some more details and maybe I can offer some specific suggestions.']</text:p>
          </table:table-cell>
        </table:table-row>
        <table:table-row table:style-name="ro1">
          <table:table-cell office:value-type="string" calcext:value-type="string">
            <text:p>No</text:p>
          </table:table-cell>
          <table:table-cell table:style-name="pd1" office:value-type="float" office:value="13" calcext:value-type="float">
            <text:p>13</text:p>
          </table:table-cell>
          <table:table-cell office:value-type="float" office:value="12" calcext:value-type="float">
            <text:p>12</text:p>
          </table:table-cell>
          <table:table-cell office:value-type="float" office:value="37" calcext:value-type="float">
            <text:p>37</text:p>
          </table:table-cell>
          <table:table-cell office:value-type="string" calcext:value-type="string">
            <text:p>12_stopping_outlaw_station_simmons</text:p>
          </table:table-cell>
          <table:table-cell office:value-type="string" calcext:value-type="string">
            <text:p>['stopping', 'outlaw', 'station', 'simmons', 'clue', 'train', 'john', 'passed', 'throw', '1s']</text:p>
          </table:table-cell>
          <table:table-cell office:value-type="string" calcext:value-type="string">
            <text:p>['You can have multiple languages in the same project. \n\n"The clue train passed his station without stopping." - John Simmons / outlaw programmer\n\n"Real programmers just throw a bunch of 1s and 0s at the computer to see what sticks" - Pete O\'Hanlon\n', 'What ideas have you come up with? \n\n"The clue train passed his station without stopping." - John Simmons / outlaw programmer\n\n"Real programmers just throw a bunch of 1s and 0s at the computer to see what sticks" - Pete O\'Hanlon\n', 'Did you do well on it? \n\n "The clue train passed his station without stopping." - John Simmons / outlaw programmer\n\n"Real programmers just throw a bunch of 1s and 0s at the computer to see what sticks" - Pete O\'Hanlon\n']</text:p>
          </table:table-cell>
        </table:table-row>
        <table:table-row table:style-name="ro1">
          <table:table-cell office:value-type="string" calcext:value-type="string">
            <text:p>No</text:p>
          </table:table-cell>
          <table:table-cell table:style-name="pd1" office:value-type="float" office:value="14" calcext:value-type="float">
            <text:p>14</text:p>
          </table:table-cell>
          <table:table-cell office:value-type="float" office:value="13" calcext:value-type="float">
            <text:p>13</text:p>
          </table:table-cell>
          <table:table-cell office:value-type="float" office:value="31" calcext:value-type="float">
            <text:p>31</text:p>
          </table:table-cell>
          <table:table-cell office:value-type="string" calcext:value-type="string">
            <text:p>13_visual_kreskowiak_dave_basic2006</text:p>
          </table:table-cell>
          <table:table-cell office:value-type="string" calcext:value-type="string">
            <text:p>['visual', 'kreskowiak', 'dave', 'basic2006', 'codeproject', 'mvp', '2007', 'guide', 'posting', 'questions']</text:p>
          </table:table-cell>
          <table:table-cell office:value-type="string" calcext:value-type="string">
            <text:p>['Training, Certification and Events\n on MSDN[^]\n\n\n\nA guide to posting questions on CodeProject[^]\nDave Kreskowiak\nMicrosoft MVP\nVisual Developer - Visual Basic\xa0\xa0\xa0\xa0\xa02006, 2007\n', "That's what I was thinking! <text:s/>\n\nA guide to posting questions on CodeProject[^]\nDave Kreskowiak\nMicrosoft MVP\nVisual Developer - Visual Basic\xa0\xa0\xa0\xa0\xa02006, 2007\n", 'So, what does this have to do with Work or Training?\n\n\nA guide to posting questions on CodeProject[^]\nDave Kreskowiak\nMicrosoft MVP\nVisual Developer - Visual Basic\xa0\xa0\xa0\xa0\xa02006, 2007\n']</text:p>
          </table:table-cell>
        </table:table-row>
        <table:table-row table:style-name="ro1">
          <table:table-cell office:value-type="string" calcext:value-type="string">
            <text:p>Yes</text:p>
          </table:table-cell>
          <table:table-cell table:style-name="pd1" office:value-type="float" office:value="15" calcext:value-type="float">
            <text:p>15</text:p>
          </table:table-cell>
          <table:table-cell office:value-type="float" office:value="14" calcext:value-type="float">
            <text:p>14</text:p>
          </table:table-cell>
          <table:table-cell office:value-type="float" office:value="28" calcext:value-type="float">
            <text:p>28</text:p>
          </table:table-cell>
          <table:table-cell office:value-type="string" calcext:value-type="string">
            <text:p>14_web_aspnet_menu_services</text:p>
          </table:table-cell>
          <table:table-cell office:value-type="string" calcext:value-type="string">
            <text:p>['web', 'aspnet', 'menu', 'services', 'bob', 'control', 'two', 'iis', 'html', 'need']</text:p>
          </table:table-cell>
          <table:table-cell office:value-type="string" calcext:value-type="string">
            <text:p>["I'm in need of some basic assistance. I'm really wrapped up in a few things at the moment and I'd like to get some assistance if I could. I will pay cash via PayPal immediately assuming the work is completed appropriately.I need work done in Visual Studio 2005, ASP .Net (C#). I have a site that is all HTML that I need to convert to ASP .Net using C#. What I would like is for someone to convert the header, right-nav and footer into reusable user controls. I will provide the complete HTML and javascript you just make it a control I can reuse (.ascx). The user control will only be used in this project *ever* so I don't need anything fancy.I also have to make the parts of the site not in the user controls above\xa0 editable by the user. Obviously this will take more work and time. If you are interested in doing this as well let me know. We can talk a lot more about details and what's involved. I need the user controls done by tomorrow afternoon/evening. If you are interested in working on the other stuff I'd like a dedicated committment from you because I need this turned around *fast*. Please contact me at rexatcode-frogdotcom and we can go from there.Thanks,Rex \n\n\nSome assembly required.\n\nCode-frog System Architects, Inc.", 'Getting value from stuff you don\'t own is a compelling \nidea. Just think, someone else has created something \nthat has value, and has made it available to you. You \ncan now leverage its value in ways that makes all \nparties richer. That\'s the promise of web services. \n\nYou need to know about web services. The advent of \nstandards-based web services marks a new era of \nsystem development. First mainframe, then client-server, \nthe Web, now web services makes it possible to leverage \nevery legacy system of the past and do so much more \nwith your information assets. \n\nArchitag Press, a division of Architag International \nCorporation, announces the publication of Web Services \nImplementation Guide, Volume 1: Getting Started, by \nBrian E. Travis and Mae Ozkan.\n\nSample chapters of the book is available at \nhttp://www.architag.com/press/wsig.\n\nThis book will show you what a web service is, and \nhow you can align your internal systems and external \ntrading partner interactions to take advantage of this \nnew concept in system integration. \n\nYou will learn about the "Three Steps to Web Services": \n\n <text:s text:c="3"/>* Automate internal systems \n <text:s text:c="3"/>* Determine integration points \n <text:s text:c="3"/>* Expose integration points as web services \n\nThis book is for systems architects, developers, \nand I.T. decision makers. \n\nHighlights in this book: \n\n <text:s text:c="3"/>* Written in a light, entertaining style. \n <text:s text:c="3"/>* Emphasis on architectural design for web services. \n <text:s text:c="3"/>* A tutorial on the state of web services standards. \n <text:s text:c="3"/>* Plenty of real-life examples of web service use. \n <text:s text:c="3"/>* Tutorials on the key technologies: XML, SOAP, \n <text:s text:c="5"/>WSDL and UDDI. \n <text:s text:c="3"/>* Code samples of key XML-based web services \n <text:s text:c="5"/>technologies and extensions. \n <text:s text:c="3"/>* Companion Web site with all code samples and \n <text:s text:c="5"/>late-breaking information. \n----\nDownload sample chapters of Web Services Implementation \nGuide at http://www.architag.com/press/wsig/.\nStanford Powers, Publisher <text:s text:c="3"/>Architag International Corp\nPhone: 866-898-0001 <text:s text:c="10"/>Outside US: +1-303-426-3126\nEmail: spowers@architag.com <text:s text:c="12"/>Fax: 720-294-1396', "We're currently exploring our options in relation to source control, version control, and deployment. <text:s text:c="2"/>We are primarily web development, but are getting into some application development as well. <text:s/>I've used VSS before in a web environment and I was not impressed (this can be strictly because of the way it was implemented, so take it for what it's worth). <text:s/>\n\nBasically, we had a VSS database on our shared development server. <text:s/>Then, we would each do development on our own workstation. <text:s/>When we checked a file in, it would be in the VSS database. <text:s/>Next time someone went to work on the project, they would download all the changed files to their workstation.\n\nThere were some major flaws in this process in my mind: each workstation HAD to be configured identically in terms of directory structure, IIS settings, web process within IIS, etc. <text:s/>One of the BIGGEST problems I saw was that each user had to create a web process in their own local IIS AND everytime a new COM object was built/changed, we would have to ensure all developers unregistered the old object and registered the new one. <text:s/>Granted, this can all be accomplished with some batch files or scrpts, but that just seems like it shouldn't be necessary.\n\nIdeally, I'd like to have a single web process on a development server that we can develop against, but have some sort of source &amp; version control &amp; collaboration built in. <text:s/>There must be a better way... and I'm sure someone has done it. <text:s/>The trick is we want the same VSS solution to work for desktop app/client-server development (not the one development server... but just use a single source control).\n\nYour input would be greatly appreciated.\n\n-AC \n\nAndrew Connell\nIM on MSN\nandrew@aconnell.com"]</text:p>
          </table:table-cell>
        </table:table-row>
        <table:table-row table:style-name="ro1">
          <table:table-cell office:value-type="string" calcext:value-type="string">
            <text:p>No</text:p>
          </table:table-cell>
          <table:table-cell table:style-name="pd1" office:value-type="float" office:value="16" calcext:value-type="float">
            <text:p>16</text:p>
          </table:table-cell>
          <table:table-cell office:value-type="float" office:value="15" calcext:value-type="float">
            <text:p>15</text:p>
          </table:table-cell>
          <table:table-cell office:value-type="float" office:value="26" calcext:value-type="float">
            <text:p>26</text:p>
          </table:table-cell>
          <table:table-cell office:value-type="string" calcext:value-type="string">
            <text:p>15_vc_exams_certification_test</text:p>
          </table:table-cell>
          <table:table-cell office:value-type="string" calcext:value-type="string">
            <text:p>['vc', 'exams', 'certification', 'test', 'exam', 'net', 'books', 'the', 'desktop', 'cram']</text:p>
          </table:table-cell>
          <table:table-cell office:value-type="string" calcext:value-type="string">
            <text:p>["The best book for VC++ Desktop is VC++ Desktop Exam Cram from Coriolis, do a search on Amazon to check the reviews.\nI already passed the 2 VC++ exams, and the desktop exam was fairly more difficult for me <text:s/>\nThe Distributed Exam cram don't have enough information about the MTS/ADO stuff that appears on the test, you must compliment this with msdn, it worked pretty well for me <text:s text:c="2"/>.\n\nTushar mahajan wrote:\nis it really fruitfull to give it now\n\nTushar, is still helpfull, because you still have more 1 1/2(+/-) <text:s/>to the exam disappear.\n\nCheers, \n\nJoao Vaz", 'Are you talking about the old VC6 C++ exams (I hope not) or the newer .NET 2.0 C++ exams? <text:s/>For the new .NET exams you are given a choice of what language to do the exam in. <text:s/>It is asked at the beginning of the exam. <text:s/>Before with the .NET 1.1 exams you had a VB and a C# exam and it was different. <text:s/>Are you looking to get a Windows, Web, or distributed certification? \n\nSteve Maier, MCSD MCAD MCTS', 'Those exams are retired and cannot be taken anymore. <text:s/>Studying from the certification books and practicing with the compiler would help you in your career because you are getting better (thru the practicing). <text:s/>As I said before, the newest .NET exams also allow you to take it using C++, but you have to know .NET for those.\n\nWith you being new to C++ I would not concentrate on getting a certification. <text:s/>You can get the books to help you, but the books are focused on the exams, not on how to use the tools and language the best. <text:s/>I am sure that you should be able to find some generic VC++ or C++ books to study from. <text:s/>Also taking a look at the articles here on CodeProject can help. <text:s/>Ask programming questions in the programming forums here. <text:s/>But remember that it takes alot of practice to get good at things and programming is the same. <text:s/>I would not waste the money on exams yet. <text:s/>Get familar with every first. \n\nSteve Maier, MCSD MCAD MCTS\n']</text:p>
          </table:table-cell>
        </table:table-row>
        <table:table-row table:style-name="ro1">
          <table:table-cell office:value-type="string" calcext:value-type="string">
            <text:p>No</text:p>
          </table:table-cell>
          <table:table-cell table:style-name="pd1" office:value-type="float" office:value="17" calcext:value-type="float">
            <text:p>17</text:p>
          </table:table-cell>
          <table:table-cell office:value-type="float" office:value="16" calcext:value-type="float">
            <text:p>16</text:p>
          </table:table-cell>
          <table:table-cell office:value-type="float" office:value="24" calcext:value-type="float">
            <text:p>24</text:p>
          </table:table-cell>
          <table:table-cell office:value-type="string" calcext:value-type="string">
            <text:p>16_0s_1s_sticks_pete</text:p>
          </table:table-cell>
          <table:table-cell office:value-type="string" calcext:value-type="string">
            <text:p>['0s', '1s', 'sticks', 'pete', 'bunch', 'throw', 'ohanlon', 'real', 'programmers', 'computer']</text:p>
          </table:table-cell>
          <table:table-cell office:value-type="string" calcext:value-type="string">
            <text:p>['What did you decide on doing? \n\n"Real programmers just throw a bunch of 1s and 0s at the computer to see what sticks" - Pete O\'Hanlon', '"Real programmers just throw a bunch of 1s and 0s at the computer to see what sticks" - Pete O\'Hanlon', 'What? \n\n"Real programmers just throw a bunch of 1s and 0s at the computer to see what sticks" - Pete O\'Hanlon']</text:p>
          </table:table-cell>
        </table:table-row>
        <table:table-row table:style-name="ro1">
          <table:table-cell office:value-type="string" calcext:value-type="string">
            <text:p>Yes</text:p>
          </table:table-cell>
          <table:table-cell table:style-name="pd1" office:value-type="float" office:value="18" calcext:value-type="float">
            <text:p>18</text:p>
          </table:table-cell>
          <table:table-cell office:value-type="float" office:value="17" calcext:value-type="float">
            <text:p>17</text:p>
          </table:table-cell>
          <table:table-cell office:value-type="float" office:value="23" calcext:value-type="float">
            <text:p>23</text:p>
          </table:table-cell>
          <table:table-cell office:value-type="string" calcext:value-type="string">
            <text:p>17_uk_the_in_are</text:p>
          </table:table-cell>
          <table:table-cell office:value-type="string" calcext:value-type="string">
            <text:p>['uk', 'the', 'in', 'are', 'have', 'as', 'countries', 'of', 'work', 'anyone']</text:p>
          </table:table-cell>
          <table:table-cell office:value-type="string" calcext:value-type="string">
            <text:p>["I am a Canadian living in Canada, and have looked extensively into working in England and/or Ireland / and/or Scotland - in essence, the UK. \nIt is quite difficult. (I was applying as a quant analyst - someone who does stock/option pricing. <text:s/>Specialized work. <text:s/>Haven't had much luck so far). <text:s/>There are basically 2 entry routes. <text:s/>You can either apply to an employer who then files for a work permit on your behalf or apply for a work permit yourself. <text:s/>I have found the number of companies willing to do this in the minority, as they essentially have to demonstrate that out of every eligible candidate in the European union, you (as an outsider) can fill the position better than anyone else (in the EU). <text:s/>Secondly, you can apply for a work permit directly to the English/Irish/Scottish government. <text:s/>This is also difficult.\nThis is done on a points system. <text:s/>You have to accumulate 75 points - which is *not* easy. <text:s/>For example, one section gives you points based on your previous income, but you can't score anything reasonable unless you have earned $90,000+ CDN in the previous year. <text:s/>The UK is basically looking for top-notch talent. (Not that I'm a slouch - but I am not earning that at the moment...) It is highly competitive and difficult. <text:s/>I am still trying...", "johncogan wrote:\nHow do you guys manage to secure overseas contracts when based overseas, must be a little difficult to liase with the prospective client? \n\nWe have our sales office in London itself. It has some technicians for onsite work. Projects are analysed, specced etc. there and then the spec sent down here where we develop it and then send back to London.\n\nCommunication is no problem. Time zones, culture, language etc. are very similar.\n\nWe can undercut the competition which is really what clients are looking for (along with reliability these days.)\n\n\nAs for SA jobs we are just hiring a new guy now. Analysist slash developer. Not an entry level job, about mid level experience, not a guru.\n\nOther than that though most places are staying with what they have or are shedding developers from what I have seen. Not sure what the story is for gurus vs. normal developers. \n\nPaul WatsonBluegrassCape Town, South Africa\nMacbeth muttered:\nI am in blood / Stepped in so far, that should I wade no more, / Returning were as tedious as go o'er\n\nDavidW wrote:\nYou are totally mad. Nice.", 'No doubt there are <text:s/>, just as there are very good developers everywhere. I wasn\'t suggesting otherwise. Just because a few hundred years ago most of the map \'belonged\' to the UK (in a \'possession is nine points\' kind of way, not in any real or moral sense) doesn\'t mean that we\'re all still wandering around bemoaning the fact that the world isn\'t grateful to have been British. I think letting the colonies have their \'independence\' was a fine idea - you don\'t think we lost the American War Of Independence by accident, do you <text:s/>\n[Only kidding guys, some of my friends are (OK, ... were ..) American.\n\nI understand the economic arguments involved well enough, and the company I\'m still working for (but only just, particularly given how I feel today!) has an outsourcing operation somewhere thereabouts.\n\nConsumers/Customers should have freedom of choice - if I want to pay someone less to do the job, I should be able to, but sadly, many governments think this is wrong. My own has laws (which are frequently circumvented) about minimum wage levels; it also has punitive taxes (although they are not always called \'tax\') which mean that it is less economic to have employees, so smaller companies are hit quite hard. There is the employer\'s National Insurance contributions which must be paid, plus a whole slew of other \'employee benefits\', such as paternity leave, which impact on the performance of the business as a whole. (Before anyone points out that paternity leave is unpaid, bear in mind that the employer has to continue doing whatever they do while the employee is off bonding with their spouse and new-born).\n\nInevitably, this pushes costs up, which pushes prices up, which makes bean-counters think "Hmmm, we can outsource this and increase our take". Before you know where you are, companies like Dyson (the cyclone vacuum cleaner, two-drum washing machine) move manufacturing out of the UK, and people complain that you can\'t buy locally made goods, and it\'s unpatriotic.\n\nOf course, the UK tends to be less protectionist than some other (previously mentioned) countries, but that\'s because even our politicians can\'t argue in favour of full commitment to the EU and single monetary system on the one hand, and put up trade barriers on the other (but hey, if they were brighter, they\'d be even more dangerous!)\n\nThere are good and bad developers everywhere there are developers.\nOf course, it goes without saying that CP has more than it\'s fair share of the former <text:s/>\n\nSteve S']</text:p>
          </table:table-cell>
        </table:table-row>
        <table:table-row table:style-name="ro1">
          <table:table-cell office:value-type="string" calcext:value-type="string">
            <text:p>Yes</text:p>
          </table:table-cell>
          <table:table-cell table:style-name="pd1" office:value-type="float" office:value="19" calcext:value-type="float">
            <text:p>19</text:p>
          </table:table-cell>
          <table:table-cell office:value-type="float" office:value="18" calcext:value-type="float">
            <text:p>18</text:p>
          </table:table-cell>
          <table:table-cell office:value-type="float" office:value="21" calcext:value-type="float">
            <text:p>21</text:p>
          </table:table-cell>
          <table:table-cell office:value-type="string" calcext:value-type="string">
            <text:p>18_developers_indian_india_indians</text:p>
          </table:table-cell>
          <table:table-cell office:value-type="string" calcext:value-type="string">
            <text:p>['developers', 'indian', 'india', 'indians', 'are', 'not', 'codefrog', 'asian', 'excluding', 'based']</text:p>
          </table:table-cell>
          <table:table-cell office:value-type="string" calcext:value-type="string">
            <text:p>['Harassment based on race is specifically illegal in the US.\n\n"Asian" is specifically identified as a race.\n\nStandards for Maintaining, Collecting, and Presenting Federal Data on Race and Ethnicity | U.S. Department of the Interior[^]\n\n\nmagdalenatristan wrote:My boss Tom has been bullying me since the outbreak of the epidemic.\n\nWrite down each incident in detail in documentation that you keep outside of work. <text:s/>Time, date, content of what was said. <text:s/>Any other relevant details.\n\nYou could record every conversation on your phone but you must FIRST check the laws in the state where you live since some states require that both parties be aware of the recording. <text:s/>The laws are criminal so you must check that first.', "code-frog wrote:It stunk!!!\n\nFrom your descriptions, I can imagine that it must have.\n\nBut I still disagree with your attitude that all Indian developers would be bad at development and would not be able to communicate fluently in English. Of course it's probably my patriotism at work there too.\n\nAlso, since your mind-set is fixed thus, against Indians, it may be a bad idea for you to ever again interact professionally with Indian developers. With this sort of prejudice, things would surely go wrong very fast. So it's probably a good thing that you clearly specify that you will not accept work from people of Indian origin (even if they are Green Card holders or citizens in the States).\n\nGood luck in future with American developers though. \n\nRegards,\nNish Nish’s thoughts on MFC, C++/CLI and .NET \t(my blog) The Ultimate Grid - The #1 MFC grid out there!", "code-frog wrote:DISCLAIMER: I'm not anti-indian developer at all. I had to work with 3 of them for years at my old company and language and cultural differences are very hard to work around. That's my only reason\nfor excluding Indian developers.\n\n\nThanks for excluding a few million developers based on your experiences with a staggering THREE of them. Indians form the second largest group on Codeproject and the largest membership count on Java User Group.\n\nWhat about Indians who have a valid residency in the USA (aka green card)? <text:s/>If you are excluding them - you are discriminating based on national origin.\n\ncode-frog, I must say I really didnt see this coming from you."]</text:p>
          </table:table-cell>
        </table:table-row>
        <table:table-row table:style-name="ro1">
          <table:table-cell office:value-type="string" calcext:value-type="string">
            <text:p>Yes</text:p>
          </table:table-cell>
          <table:table-cell table:style-name="pd1" office:value-type="float" office:value="20" calcext:value-type="float">
            <text:p>20</text:p>
          </table:table-cell>
          <table:table-cell office:value-type="float" office:value="19" calcext:value-type="float">
            <text:p>19</text:p>
          </table:table-cell>
          <table:table-cell office:value-type="float" office:value="21" calcext:value-type="float">
            <text:p>21</text:p>
          </table:table-cell>
          <table:table-cell office:value-type="string" calcext:value-type="string">
            <text:p>19_comments_code_the_that</text:p>
          </table:table-cell>
          <table:table-cell office:value-type="string" calcext:value-type="string">
            <text:p>['comments', 'code', 'the', 'that', 'to', 'comment', 'be', 'clear', 'of', 'it']</text:p>
          </table:table-cell>
          <table:table-cell office:value-type="string" calcext:value-type="string">
            <text:p>["I came from a background of profusely commenting code to a job(last year) where comments are explicitly discouraged and code reviews will be failed if there is a comment.\nThere are a few cases where comments are allowed - for very complex issues - but other than that comments are not allowed.\n\nI struggled at first but it has actually made me a better developer as I now have to read and understand what others have don in code rather than just read a comment and think I know what a method or stored procedure does.\n\nSo I am a convert to sparsely commented code as I tend to agree with the principle that writing comments means that you have to keep the comments up-to-date and it has encouraged me to both write better code and understand other peoples' code.\n“That which can be asserted without evidence, can be dismissed without evidence.”\n― Christopher Hitchens", "Evening folks,\n\nNot sure which board this question/rant belongs so I am just going to put it on here.\n\nI would love to know how people generally feel about comments in code as a means to describe what the code does. In my workplace that I only started at about 2 months ago, I have already had about half a dozen discussions about why I think code comments are a) largely a waste of time b) distraction from writing the actual code c) give license to a developer to be sloppy with their code. \n\nKevlin Henney's talk on this subject is pretty much along the same lines but there must be some bigger picture that I must be missing that my colleagues in office know that they are forcing me write comments in code. I have been developing software for about 11 years professionally and 15 years if you include the pizza and soda filled days of academia and I have transitioned from code commenter to just writing clean enough code that tells the reader what it does (thanks to Uncle Bob!!) so I find it incredibly backward having to go back to writing comments just to save my job.\n\nI do understand in some cases comments might be necessary where the code intrinsically is complex and cannot be refactored any more but putting documenting comments on every class, function and property just for the sake of it seems ridiculous. I also understand publicly consumed APIs need to have documentation so client developers can build apps on top of them but anything beyond these 2 use cases, is stupid IMHO.\n\nThoughts, outrages, feelings?\n\nCheers\nIEC", 'Yeah I was referring to the XML comments and specifically in C# and I appreciate your point that not everything can be communicated by the code sufficiently clearly for e.g. a complex algorithm implementation that might require some additional prose to describe the whats, the whys and the hows. Perfectly acceptable. \n\nHowever, I don\'t agree with putting even XML comments everywhere even when the code is self-evident. If I as a developer don\'t write clean enough code that reveals its intentions and purposes then how can I be relied upon to write clear concise comments? At best/worst I might be lying about the code which probably will become clear in code reviews but code reviews are about the code, not comments. Code executes, comments don\'t. If I am going to spend effort anyway, I\'d rather use it to refactor code, not comments. Not to mention maintaining code itself is a major task add to that the burden of maintaining the comments and the whole thing becomes a real drag on programmer productivity. I much rather spend that time on refactoring and testing the code to make it as clear and provable as possible.\n\nPlus, compiler provides little to no support for comments (apart from cosmetic colour coding) and any time I change a method signature or the purpose, comments don\'t auto update because they can\'t read my mind! Now, office politics perhaps may be a reason why someone might get forced to write comments despite their better judgement, which I think might be at play in my case.\n\nOn the change log, I believe check-in comments are the place to put your reasoning to have changed any code. This way I can look at the comments in source control and if I feel like I can just do a diff to see what changed and whether or not it correlates to the comment. Ultimately, its about the developer discipline and I much rather use it to write meaningful and clean code, test cases and check-in comments rather than bunging everything in the source code file that contains everything but meaningful code. Its like my grandma used to say, "Everything in its place and a place for everything!". \n\nThanks for your input anyway. Appreciated! ']</text:p>
          </table:table-cell>
        </table:table-row>
        <table:table-row table:style-name="ro1">
          <table:table-cell office:value-type="string" calcext:value-type="string">
            <text:p>Yes</text:p>
          </table:table-cell>
          <table:table-cell table:style-name="pd1" office:value-type="float" office:value="21" calcext:value-type="float">
            <text:p>21</text:p>
          </table:table-cell>
          <table:table-cell office:value-type="float" office:value="20" calcext:value-type="float">
            <text:p>20</text:p>
          </table:table-cell>
          <table:table-cell office:value-type="float" office:value="21" calcext:value-type="float">
            <text:p>21</text:p>
          </table:table-cell>
          <table:table-cell office:value-type="string" calcext:value-type="string">
            <text:p>20_mimebodypart_characters_japanese_boundarytexthtml</text:p>
          </table:table-cell>
          <table:table-cell office:value-type="string" calcext:value-type="string">
            <text:p>['mimebodypart', 'characters', 'japanese', 'boundarytexthtml', 'var', 'catch', 'article', 'this', 'language', 'hindi']</text:p>
          </table:table-cell>
          <table:table-cell office:value-type="string" calcext:value-type="string">
            <text:p>['hi all ,\ni am facing a problem while displaying 2 byte japanese characters in web page.\nactually what i m doing is reading the japanese string as a string and then writting it to xml file and then use the xml file to fill the web page .\nso what i m getting is single byte characters corresponding to the the japanese chracters.\nIf anyone has any answer then please reply\n\n\nSurendra Vishwkarma', "Sorry, I've no idea of Ruby.\n\nThere used to be video games and cartridges with text written in Japanese/Chinese languages.\n\nHave you ever wondered if there were Hindi characters from the beginning instead of English characters in programming and all over the web? I'm asking this.\nIt might be like 'Reinventing the wheel'. Getting to origin from where these English knowing people started.\n\nIf I learn the basic of programming development, then I can create programs independent of regional languages present on earth. Then requirement of knowing English would not be necessary.", "when i made MDI parent with C# i used multi language (English &amp; Arabic and Spanish and so on)\nall language write from left to right except Arabic it's from rgith to left now i'm tring to put Image as a MDI parent back ground read it from Resource files every resource file for one language every thing is ok except Arabic background doesnot work with righttoleftlayout why i donot now any one have a good answer to this problem and <text:s text:c="3"/>pls donot say use designer and make localization=true and so on in this method cos this method make resource file to every form in application and i made one resource file to every language for all forms this meaning that i have 3 resource files thanks for every trial to solve this problem "]</text:p>
          </table:table-cell>
        </table:table-row>
        <table:table-row table:style-name="ro1">
          <table:table-cell office:value-type="string" calcext:value-type="string">
            <text:p>Yes</text:p>
          </table:table-cell>
          <table:table-cell table:style-name="pd1" office:value-type="float" office:value="22" calcext:value-type="float">
            <text:p>22</text:p>
          </table:table-cell>
          <table:table-cell table:number-columns-repeated="2" office:value-type="float" office:value="21" calcext:value-type="float">
            <text:p>21</text:p>
          </table:table-cell>
          <table:table-cell office:value-type="string" calcext:value-type="string">
            <text:p>21_project_projects_you_can</text:p>
          </table:table-cell>
          <table:table-cell office:value-type="string" calcext:value-type="string">
            <text:p>['project', 'projects', 'you', 'can', 'start', 'there', 'find', 'sourceforge', 'source', 'where']</text:p>
          </table:table-cell>
          <table:table-cell office:value-type="string" calcext:value-type="string">
            <text:p>["pick an open source project, actually pick several. <text:s/>Look at it's bug list. <text:s/>Start fixing stuff and submitting it back to be included in the official build. <text:s/>You can find a mess of oss projects of all sizes on sourceforge. <text:s/>The reason for not focusing on a single project is that you're really not going to be able to tell from the outside if the project is actually welcoming newcomers or will simply ignore any submissions from outside an insular clique. \n\n-- \nCleaKO The sad part about this instance is that none of the users ever said anything [about the problem].\n\nPete O`Hanlon Doesn't that just tell you everything you need to know about users?", "How start programming in an open source project?\nI have a Masters degree in computer applications but have not used my programming knowledge/experience in the last couple of years. I want to re-sharpen my skills and think participating in some open source projects would help and be very interesting; but I really don't know where to start.\n\n-- do I just find a project I want to help with? (where do I find one)\n-- is there a community for each project that I need to present myself to?\n-- if there is a project I'd like to help with, where do I begin?\n-- where can I help smaller projects and warm up?\n\nI hope you get the gist of this question, any guidance would be GREATLY appreciate\n\n\nBMP", 'You could look through the projects on sourceforge or codeplex and find one that you might be interested in. <text:s/>If you are interested in gaming, there are some game engines out there that are open source, if you like databases, there are database projects etc.... Look at the bugs for the project and the source and try to fix one. <text:s/>If you can then send in the fix to the owners of the project. <text:s/>If you do that, they might invite you to join them or ask if you want to be a part of it.\n\nIf you have a pet project you could always write it and put it up on sourceforge or codeplex. <text:s/>This is a slow way because other people may or may not look at the project or download it at all.\n\nThere are sites like topcoder.com[^] that give you little assignments and tests to do to rank you. <text:s/>They also have projects that you can bid on. <text:s/>RentACoder.com[^] is another site where you can do little projects for others. <text:s/>Even if you do not get a bid you can still try to do the project on your own in some cases just to improve your skills. \n\nSteve Maier\n']</text:p>
          </table:table-cell>
        </table:table-row>
        <table:table-row table:style-name="ro1">
          <table:table-cell office:value-type="string" calcext:value-type="string">
            <text:p>Yes</text:p>
          </table:table-cell>
          <table:table-cell table:style-name="pd1" office:value-type="float" office:value="23" calcext:value-type="float">
            <text:p>23</text:p>
          </table:table-cell>
          <table:table-cell office:value-type="float" office:value="22" calcext:value-type="float">
            <text:p>22</text:p>
          </table:table-cell>
          <table:table-cell office:value-type="float" office:value="20" calcext:value-type="float">
            <text:p>20</text:p>
          </table:table-cell>
          <table:table-cell office:value-type="string" calcext:value-type="string">
            <text:p>22_code_the_our_is</text:p>
          </table:table-cell>
          <table:table-cell office:value-type="string" calcext:value-type="string">
            <text:p>['code', 'the', 'our', 'is', 'license', 'they', 'we', 'to', 'rights', 'was']</text:p>
          </table:table-cell>
          <table:table-cell office:value-type="string" calcext:value-type="string">
            <text:p>['JVillan wrote:\n...contracted another company to code them an ecommerce site from scratch\n\n*disclaimer* I am not a lawyer, and I am not advising you in any legal capacity *end disclaimer*\n\nTherein lies the problem. <text:s/>Your company is at the mercy of whatever the terms of the original contract were with the contractor. <text:s/>Did your company\'s management read the contract? <text:s/>Are the terms of performance and customer satisfaction spelled out? <text:s/>Did your company sign off on any kind of acceptance of the work completed by the contractor? <text:s/>Find the contract. <text:s/>If your company has an attorney, he or she ought to be able to analyze a contract, even if they are not familiar with IS contracting.\n\nThis is not necessarily indicative of typical contract work... but it can happen. <text:s/>What\'s that old cliche? "Caveat Emptor" <text:s/>-- "Buyer Beware".\n\nAn ASP.NET site compiled into a DLL can be reverse-engineered, but if the contractor was that savvy about protecting its intellectual property, the DLL is obfuscated so that that won\'t work very well -- not to mention that their license and/or contact agreement might very spell out that reverse-engineering is a breach of contract, which in turn could subject you to legal and financial risk. \n\nSounds like you might want to start a new project...\n\n\nWhat a piece of work is man, how noble in reason, how infinite in faculties, in form and moving how express and admirable . . . and yet to me, what is this quintessence of dust? -- Hamlet, Act II, Scene ii.', 'Releasing the code to us "for free" is unfair because they have supposedly spent "$70,000" developing it. basically trying to get us to purcahse the code we already paid them to write. We would only hold the rights to use this in house, so purchasing it for any price seems unfair on our end. I personally thought the original price of 20k was excessive, and that was before i knew we didnt have the code to make changes.\n\nThey currently use our site to advertise their services on their own website, and use it as an example of the product they sell, which is what they developed on our bill. So right now all our lawyer can think of is pulling our info from their site, as we never agreed to let them use us to advertise, nor did they ask.\n\nI am looking for feedback on the following:\n\na) this deal is not indicative of typical asp.net contract work\nb) we have legal recourse in the matter\nc) technical workarounds for having a asp.net site compiled into a dll\n\nThanks ahead of time for the community\'s expertise, I personally have never been involved with a legal matter like this.', 'the company i was just hired to had contracted another company to code them an ecommerce site from scratch. it is in an asp.net system running on sql server 2000. the initial estimate was in the 20k range, for web design, sql and os licenses , database design and coding of the asp.net components. The site as-is is not exactly what my company needed, the database design is very poor, and the program they generated for inventory is rudimentary. In short, i need to get in and make the necessary changes currently, and also have the source so our company can continue to innovate and market itself online.\n\nWhen i came on board i emailed the company that made the site because i couldnt find the sourcecode files. The responded that it was proprietary code of their business, and that i could not have access to them. I have called them twice with our lawyer to try and negotiate the release of the code developed from scratch, for us. Our lawyer is not versed in the code/internet law, so i am hoping some of the developers here can lend some insights.\n\nOne of the main arguments on their end is that releasing the code would be a security risk. even we employed them to develope the code for us from scratch, they have resold it to three other companies. they claim that us having the code would be a security risk because our it staff (read:me) would be able to find holes and crack into other businesses systems. our response is we would sign a NDA saying that the code will only be used for our site and business, and at no time will i release it or resell it to anyone else, or for personal use. this ties into their next argument, which is:\n\nReleasing the code to us "for free" is unfair because they have supposedly spent "$70,000" developing it. basically trying to get us to purcahse the code we already paid them to write. We would only hold the rights to use this in house, so purchasing it for any price seems unfair on our end. I personally thought the original price of 20k was excessive, and that was before i knew we didnt have the code to make changes.\n\nThey currently use our site to advertise their services on their own website, and use it as an example of the product they sell, which is what they developed on our bill. So right now all our lawyer can think of is pulling our info from their site, as we never agreed to let them use us to advertise, nor did they ask.\n\nI am looking for feedback on the following:\n\na) this deal is not indicative of typical asp.net contract work\nb) we have legal recourse in the matter\nc) technical workarounds for having a asp.net site compiled into a dll\n\nThanks ahead of time for the community\'s expertise, I personally have never been involved with a legal matter like this.']</text:p>
          </table:table-cell>
        </table:table-row>
        <table:table-row table:style-name="ro1">
          <table:table-cell office:value-type="string" calcext:value-type="string">
            <text:p>No</text:p>
          </table:table-cell>
          <table:table-cell table:style-name="pd1" office:value-type="float" office:value="24" calcext:value-type="float">
            <text:p>24</text:p>
          </table:table-cell>
          <table:table-cell office:value-type="float" office:value="23" calcext:value-type="float">
            <text:p>23</text:p>
          </table:table-cell>
          <table:table-cell office:value-type="float" office:value="20" calcext:value-type="float">
            <text:p>20</text:p>
          </table:table-cell>
          <table:table-cell office:value-type="string" calcext:value-type="string">
            <text:p>23_forum_post_deja_feeling</text:p>
          </table:table-cell>
          <table:table-cell office:value-type="string" calcext:value-type="string">
            <text:p>['forum', 'post', 'deja', 'feeling', 'view', 'seen', 'youve', 'before', 'this', 'blog']</text:p>
          </table:table-cell>
          <table:table-cell office:value-type="string" calcext:value-type="string">
            <text:p>["Well blow me down - I hadn't realised that I couldn't read the headers on the forums before. I thought that this one was the Work and Training forum and not the Windows Forms forum. Oh wait - it isn't me. It's you. \n\nDeja View - the feeling that you've seen this post before.\n", "See title. Plus, do you really think this is the right forum? Really? \n\n\nDeja View - the feeling that you've seen this post before.\n\nMy blog | My articles\n", "Did you just randomly select forums to post this frickin' question in? You seem to be carpet bombing all of the wrong forums, so this is a cross post as well as the incorrect forum. Take a look at the sodding forum title will you? \n\nDeja View - the feeling that you've seen this post before.\n\nMy blog | My articles | MoXAML PowerToys\n"]</text:p>
          </table:table-cell>
        </table:table-row>
        <table:table-row table:style-name="ro1">
          <table:table-cell office:value-type="string" calcext:value-type="string">
            <text:p>No</text:p>
          </table:table-cell>
          <table:table-cell table:style-name="pd1" office:value-type="float" office:value="25" calcext:value-type="float">
            <text:p>25</text:p>
          </table:table-cell>
          <table:table-cell office:value-type="float" office:value="24" calcext:value-type="float">
            <text:p>24</text:p>
          </table:table-cell>
          <table:table-cell office:value-type="float" office:value="19" calcext:value-type="float">
            <text:p>19</text:p>
          </table:table-cell>
          <table:table-cell office:value-type="string" calcext:value-type="string">
            <text:p>24_man_grass_greener_is</text:p>
          </table:table-cell>
          <table:table-cell office:value-type="string" calcext:value-type="string">
            <text:p>['man', 'grass', 'greener', 'is', 'wrote', 'side', 'fence', 'other', 'always', 'reveal']</text:p>
          </table:table-cell>
          <table:table-cell office:value-type="string" calcext:value-type="string">
            <text:p>['quette wrote:\nthat money is fast in US\n\n"The grass is always greener on the other side." \n\nJeremy Falcon', 'Toby Opferman wrote:Colin Angus Mackay wrote\n\nNo, I didn\'t. \n\nColinMackay.net\n"Man who stand on hill with mouth open will wait long time for roast duck to drop in." -- Confucius\n"If a man empties his purse into his head, no man can take it away from him, for an investment in knowledge pays the best interest." -- Joseph E. O\'Donnell', 'I thought I sensed trouble in the force!! \n\n\n"a fool will not learn from a wise man, but a wise man will learn from a fool"\n"It is hard to fail, but it is worse never to have tried to succeed." - Theodore Roosevelt\n"Success is going from failure to failure without losing your enthusiasm." - Winston Churchill\n\nMy Website || My Blog']</text:p>
          </table:table-cell>
        </table:table-row>
        <table:table-row table:style-name="ro1">
          <table:table-cell office:value-type="string" calcext:value-type="string">
            <text:p>No</text:p>
          </table:table-cell>
          <table:table-cell table:style-name="pd1" office:value-type="float" office:value="26" calcext:value-type="float">
            <text:p>26</text:p>
          </table:table-cell>
          <table:table-cell office:value-type="float" office:value="25" calcext:value-type="float">
            <text:p>25</text:p>
          </table:table-cell>
          <table:table-cell office:value-type="float" office:value="18" calcext:value-type="float">
            <text:p>18</text:p>
          </table:table-cell>
          <table:table-cell office:value-type="string" calcext:value-type="string">
            <text:p>25_microsoft_book_this_out</text:p>
          </table:table-cell>
          <table:table-cell office:value-type="string" calcext:value-type="string">
            <text:p>['microsoft', 'book', 'this', 'out', 'books', 'httpwwwmicrosoftcomlearningmcp', 'vantive', 'homepage', 'information', 'vcnet']</text:p>
          </table:table-cell>
          <table:table-cell office:value-type="string" calcext:value-type="string">
            <text:p>["Dan - you can download the express editions (free) of things like Visual C# 2008 directly from Microsoft. I'm also biased against people who have little real experience, but have passed an MS exam as they don't really end up with the depth and breadth I would expect. I would rather that a developer had spent their time writing sample programs, helping out here on the forums and generally shown a bit of get-up-and-go. \n\n Deja View - the feeling that you've seen this post before.\n\nMy blog | My articles\n", "Hi All,\n\nI'm looking to learn more about the Vantive 8.6 CRM application. I realize that PeopleSoft bought out Vantive back in '99, but my company received this tool via an acquisition and is possibly looking at integrating it into the operations side of the business. \n\nIf you could point me in the direction of some good, useful and detailed information I would appreciate it.\n\nOr if you have some knowledge on this subject and would like to share it, that would also be appreciated.\n\nThanks for your help,\n\n\nNick", "Hi guys,\n\nI hope you can help.\n\nI want to start work as a trainee developer and to do this I plan to train myself up in C# and .NET.\n\nIn order to prove to employers that I have done this work, I plan to take the Microsoft exam 70-536: TS: Microsoft .NET Framework, Application Development Foundation.\n\nHowever, the only self study material available at the moment is the Microsoft self paced kit. I've read mixed revues about this book unfortunately. Some people say it's good but a lot say it's not and apparently it contains many errors which could easily confuse beginners. I see that a second edition of the book is coming out in October though, so what I thought I'd do is wait until the second edition comes out and, in the mean time, begin studying C#.\n\nIs this a good idea, heading towards this exam?\n\nI was wondering if anyone knew of a good book to start studying C#? I was thinking of the Microsoft book 'Visual C# 2008 Step by Step' by John Sharp. I've looked at this and a couple of other books; they all come with CD's but none of them say if the CD includes any sort of version of C# to practice on. Could anyone tell me if the books would include a copy of C# to practice on or would I have to go out and purchase it?\n\nI'm not at all sure how these things work so forgive me if I sound naive.\n\nThanks very much,\n\nDan"]</text:p>
          </table:table-cell>
        </table:table-row>
        <table:table-row table:style-name="ro1">
          <table:table-cell office:value-type="string" calcext:value-type="string">
            <text:p>Yes</text:p>
          </table:table-cell>
          <table:table-cell table:style-name="pd1" office:value-type="float" office:value="27" calcext:value-type="float">
            <text:p>27</text:p>
          </table:table-cell>
          <table:table-cell office:value-type="float" office:value="26" calcext:value-type="float">
            <text:p>26</text:p>
          </table:table-cell>
          <table:table-cell office:value-type="float" office:value="18" calcext:value-type="float">
            <text:p>18</text:p>
          </table:table-cell>
          <table:table-cell office:value-type="string" calcext:value-type="string">
            <text:p>26_do_deeming_gopika_all</text:p>
          </table:table-cell>
          <table:table-cell office:value-type="string" calcext:value-type="string">
            <text:p>['do', 'deeming', 'gopika', 'all', 'that', 'you', 'else', 'ravikumar', 'someone', 'site']</text:p>
          </table:table-cell>
          <table:table-cell office:value-type="string" calcext:value-type="string">
            <text:p>['Gopika Ravikumar wrote:What will be an efficient Database design for this problem? What tables should be created and what data should be stored in each?\n How else would you classify that demand?\n\nIf you are tasked with designing a database, and someone else hands you a complete database design, how is that not doing all the work for you?\n\nGopika Ravikumar wrote:i thought this forum was for asking help whenever you get stuck\n It is. We\'re perfectly happy to help if you get stuck. But if you turn up and dump a list of requirements and expect us to do all the work for you, you\'ve come to the wrong site.\n\n\n"These people looked deep within my soul and assigned me a number based on the order in which I joined."\n - Homer\n', 'First of all , I do not want anyone to do "ALL THE WORK". It is my fault for phrasing my question like that which somehow made you get the idea that I need others to do my work for me. \nSecond of all, that wasn\'t a demand. Hope you get it..\nAnyone who has worked on a project might most probably know that a database design is not "all the work" as you mentioned. It is like 25% of it. I asked that question here since the design I initially made had redundancies and several errors due to which it was rejected. So I was asking for help to know if someone else had a better design idea.\nAnd I am not tasked with designing a db. It is just a small part of the Project that I am working on.\nIt is not like I dumping a list of requirements and just waiting for someone to do the work. \nYou might know that if you get the design wrong, you might have to redo the whole thing again. That is why I needed help in the first place. I am not someone who is really experienced or whatever and it was my first time posting a question. I had no idea that my question would come off like a "demand". <text:s text:c="2"/>\n\n\n\nRichard Deeming wrote:How else would you classify that demand?\nIf you are tasked with designing a database, and someone else hands you a complete database design, how is that not doing all the work for you?', 'No. It was not a reply to you. It was a reply to Gopika Ravikumar\'s original post. Not to you. The line of it went to you, and when I saw that I tried to change it but my internet connection locked up. \n\nRichard Deeming said, "Says the person whose only other message on this site is a "do all my work for me" question in the database forum." That is not nice. That is arrogant.\n\nThen when the poster, who seems to think that this is a "helpful" site tried to placate Deeming and received, "But if you turn up and dump a list of requirements and expect us to do all the work for you, you\'ve come to the wrong site." More arrogance from Deeming. I do not care how many points he has. That means nothing as he has proven multiple times in degrading other people that are simply asking for help. Maybe I should have contacted the advertisers on this site and pointed out to them how offensive some memebers like Deeming are. Maybe the advertisers will consider that the negativity transfered to readers is also by association transferred to their product. I have been thinking about that.\n\nI like your posts, generally. You seem to get flustered by new people\'s questions occationally, but you do not agressively degrade them. I might some day like to meet you and simply listen to what you have to say in general. Have lunch. Sit and listen. That sounds nice.\n\nBut, bullies like Deeming, I have a tendency to get in a bully\'s face, nose to nose. I would cross a room full of people to stand in the face of a bully. I have always been that way. \n\nYou can delete my account if you like. It is OK. I have learned what I mostly came here to learn, which was how to break apart files into bits and analyze them for security purposes. I noticed 7 negative 16\'s on my reputation history today. I guess that means that I have found a bully and am standing in his face, right where I enjoy being. \n\nYou guys depend upon advertising revenue. Think about that. If I am to advertise on your site, then it had better be a lot less negative. I come from heavy industry, where there is a lot more money simply in the cash flow than your tiny advertisers that you have now can pay. CFOs that have MBAs are [supposedly] trained like I was in head to head competitive strategies. Advertising on a negative site can preclude a viewer\'s tendencies toward disliking or at least feeling uncomfortable with any and all that they encounter (like advertising) while perceiving negativity. \n\nBullies or me. If we are together I will be in their face. Deeming is a bully, like some others that I have encountered here.']</text:p>
          </table:table-cell>
        </table:table-row>
        <table:table-row table:style-name="ro1">
          <table:table-cell office:value-type="string" calcext:value-type="string">
            <text:p>Yes</text:p>
          </table:table-cell>
          <table:table-cell table:style-name="pd1" office:value-type="float" office:value="28" calcext:value-type="float">
            <text:p>28</text:p>
          </table:table-cell>
          <table:table-cell office:value-type="float" office:value="27" calcext:value-type="float">
            <text:p>27</text:p>
          </table:table-cell>
          <table:table-cell office:value-type="float" office:value="17" calcext:value-type="float">
            <text:p>17</text:p>
          </table:table-cell>
          <table:table-cell office:value-type="string" calcext:value-type="string">
            <text:p>27_form_looking_job_africa</text:p>
          </table:table-cell>
          <table:table-cell office:value-type="string" calcext:value-type="string">
            <text:p>['form', 'looking', 'job', 'africa', 'idea', 'paul', 'watson', 'south', 'for', 'webdev']</text:p>
          </table:table-cell>
          <table:table-cell office:value-type="string" calcext:value-type="string">
            <text:p>['Paul Watson wrote:\nOh, and if you are looking for a web-dev job in South Africa, fill in the form <text:s/>\n\nHad a look last night when I noticed the link in your sig in one of your whinney posts in the SoapBox. I was so tempted to apply. I may yet one night after a heavy night on the piss. <text:s text:c="2"/>\n\n\nMichael Martin\nAustralia\nmjm68@tpg.com.au\n\n"I personally love it because I can get as down and dirty as I want on the backend, while also being able to dabble with fun scripting and presentation games on the front end."\n- Chris Maunder 15/07/2002', "Just finished off a recruitment[^] form for Bluegrass. Am curious as to wether you think it is a good or bad idea? As a person looking for a job, would you go through the form?\n\nThe idea is really to whittle out the lazy buggers who just mass email their CVs to every position available. Had enough of that. We advertised the position in various newspapers with no email address and just the web link.\n\nOh, and if you are looking for a web-dev job in South Africa, fill in the form <text:s/>\n\nPaul WatsonBluegrassCape Town, South Africa\nMacbeth muttered:\nI am in blood / Stepped in so far, that should I wade no more, / Returning were as tedious as go o'er\n\nWant a job?", "Paul Watson wrote:\nAm curious as to wether you think it is a good or bad idea?\n\nIt's a good idea because it provides detailed information about the open position and what skills the company is looking for. Also the questions and the sample application are a nice idea <text:s/>\n\nPaul Watson wrote:\nAs a person looking for a job, would you go through the form?\n\nDefinitely yes.\n\nPaul Watson wrote:\nOh, and if you are looking for a web-dev job in South Africa, fill in the form \n\nAn interesting idea, but I think I would have to know a lot more about SA <text:s/>to make a decision ... <text:s/>\n\n\nheinz r. vahlbruch <text:s/>What is Bob looking for here?"]</text:p>
          </table:table-cell>
        </table:table-row>
        <table:table-row table:style-name="ro1">
          <table:table-cell office:value-type="string" calcext:value-type="string">
            <text:p>No</text:p>
          </table:table-cell>
          <table:table-cell table:style-name="pd1" office:value-type="float" office:value="29" calcext:value-type="float">
            <text:p>29</text:p>
          </table:table-cell>
          <table:table-cell office:value-type="float" office:value="28" calcext:value-type="float">
            <text:p>28</text:p>
          </table:table-cell>
          <table:table-cell office:value-type="float" office:value="17" calcext:value-type="float">
            <text:p>17</text:p>
          </table:table-cell>
          <table:table-cell office:value-type="string" calcext:value-type="string">
            <text:p>28_salary_pay_grade6_about</text:p>
          </table:table-cell>
          <table:table-cell office:value-type="string" calcext:value-type="string">
            <text:p>['salary', 'pay', 'grade6', 'about', 'the', 'that', 'with', 'is', 'city', 'higher']</text:p>
          </table:table-cell>
          <table:table-cell office:value-type="string" calcext:value-type="string">
            <text:p>["Er, and what country...\nI hate to mention this, but there's a small (but growing) group of countries across that big stretch of water known as the Atlantic Ocean, for instance, and within even a small country (ok, a collective group: The United Kingdom), there are variances.\nTypical developer salaries in the Midlands are considerably lower than those paid a hundred miles further south.\n\nDon't sites like DICE carry salary surveys or something? \n\nSteve S", "Also depends on what part of the country you're in. <text:s/>I live in South Carolina and there's about $10K difference from the city I'm in and a nearby city (30 minutes apart). <text:s/>Not only that but salaries go up another $10k or more just another hour and a half down the road. <text:s/>It all comes down to industry... of the three cities the one with the largest average salary is of course the one with the most technology.", 'From my experience, money is more closely tied to a position rather than the person filling that position. <text:s/>At the last company I worked for, there were four levels of "programmers." <text:s/>Each of those designations had a pay range. <text:s/>You could get a pay increase, but only up to the top of that range, because that\'s all the money that was designated for that position. <text:s/>A new designation came with more experience.\n\nA better example is the pay scale that the U.S. government uses. <text:s/>It\'s based on a grade/step program. <text:s/>For example, if you were offered a job with a grade-6 step-5 pay, you\'d earn about $30,416 per year. <text:s/>Promotions are fairly systematic. <text:s/>The most you could make at grade-6 is about $34,891. <text:s/>However, if you asked to start out with a grade-7 step-2 pay, you\'d already start out about $400 higher than the grade-6 step-5 pay, and could end up with as much as $38,767. <text:s/>The moral to this story is that it is easier to start at a higher grade/lower pay than it is to ask for a higher pay within the same grade. \n\n"The pointy end goes in the other man." - Antonio Banderas (Zorro, 1998)']</text:p>
          </table:table-cell>
        </table:table-row>
        <table:table-row table:style-name="ro1">
          <table:table-cell office:value-type="string" calcext:value-type="string">
            <text:p>No</text:p>
          </table:table-cell>
          <table:table-cell table:style-name="pd1" office:value-type="float" office:value="30" calcext:value-type="float">
            <text:p>30</text:p>
          </table:table-cell>
          <table:table-cell office:value-type="float" office:value="29" calcext:value-type="float">
            <text:p>29</text:p>
          </table:table-cell>
          <table:table-cell office:value-type="float" office:value="17" calcext:value-type="float">
            <text:p>17</text:p>
          </table:table-cell>
          <table:table-cell office:value-type="string" calcext:value-type="string">
            <text:p>29_questions_interview_asked_that</text:p>
          </table:table-cell>
          <table:table-cell office:value-type="string" calcext:value-type="string">
            <text:p>['questions', 'interview', 'asked', 'that', 'you', 'they', 'about', 'know', 'the', 'and']</text:p>
          </table:table-cell>
          <table:table-cell office:value-type="string" calcext:value-type="string">
            <text:p>["Had a job interview yesterday as an entry level .NET developer.\nHere are some of the technical questions they asked me:\n\n1. What is XSS (cross site scripting) and what steps can you take to avoid it?\n\n2. What's the difference between blacklisting and whitelisting? <text:s/>Which is better?\n\n3. Here is a database, write down an SQL query to do this, and one that does that...\n\n4. Explain the difference between 'ArrayList' and 'Generic List'. (that one was painful)\n\n5. How do you use variables in a web application. (ie: explain session variable)\n\n6. Say we need a program that can do a, b and c: Design the database that we can use in the solution. (ie: give the classes, attributes and relations)\n\n\nAnyone remembers questions they had at their interviews, or good questions they pose to test potential candidates?\n\nPlease don't bother answering the specific questions, the point of this topic is to create a collection of questions junior programmers can use as a guideline to prepare for an interview.\nmodified on Thursday, May 26, 2011 3:16 AM", 'I\'ve just been employed (about three months ago) by a large corp, as a .NET senior dev, after working my way through a few standard dev jobs over the last few years. They are interviewing a couple of contractors next week to come in and supplement the team here. My department head just came down to my desk, and told me all this (which I had heard on the grapevine) and all of a sudden asked me to sit in on the interviews next week to query these guys on their technical knowledge of .NET. As this is the first time I\'ve been involved in the interview process from this end, I was wondering if any of you old hands out there on CP have some standard tacks you would take on this? I have the weekend to think about it and come up with a gameplan. \n\nOff the top of my head I\'m thinking;\na) Quiz them on their understanding of the concepts of OO, and their general development methodology. Soften them up with some "concept" questions, to get a feel for how they think about the development process and how well developed their personal standards are. Perhaps some simple written tests on an algorithmic basis, using Java/C# as the syntactic base, to test their general debugging abilities.\n\nb) Explore their knowledge of the namespaces in .NET, and their familiarity with the platform in general. Here, I\'m wondering what to focus on - which areas would you consider vital to be expert in, and which might catch out an indifferent dev?\n\nc) A couple of very specific questions to explore their knowledge of threading, web services, and SQL.\n\nDoes this sound over-the-top, or on the other hand too "vanilla"?\n\nAnd also, just on the subject of coming up with specific allgorithmic tests, does anyone know of any resources on the Net which would contain some samples I could use or adapt? Or if anyone has specific tests they favour of their own, I\'d welcome the input...\n\n\n\n\n\n\nAll the dude ever wanted... was his rug back.', 'I would also have a few questions ready for them. <text:s/>This way you can show them that you have prepared. <text:s/>for my current position, I asked them about:\n\n- the use of IM\n- about working from home during the winter (we can get alot of snow here)\n- what is used for source control\n- what type of process is used for the development\n- how many meetings a week are there\n- I also asked the hiring manager what technical websites / magazines does he read. <text:s/>I thought of that one at the last minute, but it made the manager think for a minute. <text:s/>I wanted to see how technical or pointy-haired he was. <text:s/>Glad to see that he was a very technical manager. <text:s/>During the interview he got his laptop and came to CP and checked out my articles that I had written.\n\nOne thing to think about when you do a technical interview is that there will be some people that talk to you that are non-technical people and then some others that will be programmers. <text:s/>I had some non-technical people ask me to explain some technical things and I know that they would not know if I was right or not. <text:s/>But that can be hard to tell. <text:s/>Alot of times they just want to make you think about how you will approach the problem and how you go about getting things done. <text:s/>You could be in left field with your actual information, but your way that you got there is important too. <text:s/>Like the interview question about "How many pizza places would you need if you were creating a new city, the size of LA, from scratch?" <text:s/>There is no right or wrong answer, just how you got there.\n\nOne last thing - be upfront about things. <text:s/>If you don\'t know or can\'t remember something, tell them that. <text:s/>This will help to eliminate some fumbling for the wrong answer. <text:s/>And alot of technical people will understand that you can\'t know everything. <text:s/>but them also tell them how you would go about looking it up, it that fit what they were asking. \n\nSteve Maier, MCSD MCAD']</text:p>
          </table:table-cell>
        </table:table-row>
        <table:table-row table:style-name="ro1">
          <table:table-cell office:value-type="string" calcext:value-type="string">
            <text:p>No</text:p>
          </table:table-cell>
          <table:table-cell table:style-name="pd1" office:value-type="float" office:value="31" calcext:value-type="float">
            <text:p>31</text:p>
          </table:table-cell>
          <table:table-cell office:value-type="float" office:value="30" calcext:value-type="float">
            <text:p>30</text:p>
          </table:table-cell>
          <table:table-cell office:value-type="float" office:value="16" calcext:value-type="float">
            <text:p>16</text:p>
          </table:table-cell>
          <table:table-cell office:value-type="string" calcext:value-type="string">
            <text:p>30_clouds_sees_shrugs_mopes</text:p>
          </table:table-cell>
          <table:table-cell office:value-type="string" calcext:value-type="string">
            <text:p>['clouds', 'sees', 'shrugs', 'mopes', 'philosopher', 'levinson', 'leonard', 'optimist', 'pessimist', 'homepagetech']</text:p>
          </table:table-cell>
          <table:table-cell office:value-type="string" calcext:value-type="string">
            <text:p>["I believe it is the organization you are associated with dictates this. \n\nVasudevan Deepak Kumar\nPersonal HomepageTech Gossips\nA pessimist sees only the dark side of the clouds, and mopes; a philosopher sees both sides, and shrugs; an optimist doesn't see the clouds at all - he's walking on them. <text:s/>--Leonard Louis Levinson", "Wouldn't this qualify for the ASP.NET or Web Development forum rather? \n\nVasudevan Deepak Kumar\nPersonal HomepageTech Gossips\nA pessimist sees only the dark side of the clouds, and mopes; a philosopher sees both sides, and shrugs; an optimist doesn't see the clouds at all - he's walking on them. <text:s/>--Leonard Louis Levinson", "Monster or Yahoo Careers section? \n\nVasudevan Deepak Kumar\nPersonal HomepageTech Gossips\nA pessimist sees only the dark side of the clouds, and mopes; a philosopher sees both sides, and shrugs; an optimist doesn't see the clouds at all - he's walking on them. <text:s/>--Leonard Louis Levinson"]</text:p>
          </table:table-cell>
        </table:table-row>
        <table:table-row table:style-name="ro1">
          <table:table-cell office:value-type="string" calcext:value-type="string">
            <text:p>Yes</text:p>
          </table:table-cell>
          <table:table-cell table:style-name="pd1" office:value-type="float" office:value="32" calcext:value-type="float">
            <text:p>32</text:p>
          </table:table-cell>
          <table:table-cell office:value-type="float" office:value="31" calcext:value-type="float">
            <text:p>31</text:p>
          </table:table-cell>
          <table:table-cell office:value-type="float" office:value="16" calcext:value-type="float">
            <text:p>16</text:p>
          </table:table-cell>
          <table:table-cell office:value-type="string" calcext:value-type="string">
            <text:p>31_duncan_programmers_world_wrote</text:p>
          </table:table-cell>
          <table:table-cell office:value-type="string" calcext:value-type="string">
            <text:p>['duncan', 'programmers', 'world', 'wrote', 'apress', 'guerilla', 'chistopher', 'tactics', 'imperfect', 'author']</text:p>
          </table:table-cell>
          <table:table-cell office:value-type="string" calcext:value-type="string">
            <text:p>["Michael Martin wrote:\nChristopher, I think you will find that you are wrong with that last sentence. As someone who has only worked for three companies over a 15 year period (12 programming) I only set up a resume and got into interview mode when I decided I had to change. 4.5 months ago I got retrenched and as you have already guessed I had no resume let alone had myself ready for interviews. I think this is a valid point you could put into your seminars. Always be prepared.\n\nHadn't thought of it that way.\n\nMichael Martin wrote:\nI still walk in swinging and smack down every idiot in sight and then suffer the consequences later. \n\nWell, what I do and what I feel like doing are often in conflict. I've often fantasized about keeping a baseball bat just to the right of my desk...\n\n\n\nChistopher Duncan\nAuthor - The Career Programmer: Guerilla Tactics for an Imperfect World (Apress)", 'Christopher Duncan wrote:\nInterviewing skills:\nI\'ve hired a lot of people over the years, and it\'s amazing the basic stuff that doesn\'t seem to be common knowledge among applicants. A lot of programmers think that their technical skills are all that matters, but in fact, it\'s only one small part of getting the gig. I\'m thinking that this type of session would probably more important to mercenaries who change jobs a lot than to someone who gets a gig and keeps it for 5 years, but I could be wrong.\n\nChristopher, I think you will find that you are wrong with that last sentence. As someone who has only worked for three companies over a 15 year period (12 programming) I only set up a resume and got into interview mode when I decided I had to change. 4.5 months ago I got retrenched and as you have already guessed I had no resume let alone had myself ready for interviews. I think this is a valid point you could put into your seminars. Always be prepared.\n\nYour right about technical skills not being everything, but with the market the way it is at the moment they seem to be focusing on that more than I would have thought.\n\nChristopher Duncan wrote:\nCoping with company politics:\n\nThis is required though for some reason while knowing about I refuse to get into it. I still walk in swinging and smack down every idiot in sight and then suffer the consequences later. Maybe you could reprogram me. <text:s text:c="2"/>\n\n\nMichael Martin\nAustralia\nmjm68@tpg.com.au\n\n"Don\'t belong. Never join. Think for yourself. Peace"\n- Victor Stone', 'I\'m getting into the speaking / seminar end of things, and I\'m kicking around ideas for some additional sessions. The four that I\'m teaching on an upcoming developers conference are all more closely related to the actual development process, and they cover requirements gathering, design, estimating and QA. No problem so far, the feedback I get tells me that programmers are interested in this sort of stuff. However, there are other things that I personally think are critical if you work in the business world and I\'d like to do sessions on them as well. Before I invest any time trying to put them together, though, I could use some feedback as to whether programmers would actually be interested enough to make it worthwhile. Here\'s some of the things I\'m thinking about -\n\nInterviewing skills:\nI\'ve hired a lot of people over the years, and it\'s amazing the basic stuff that doesn\'t seem to be common knowledge among applicants. A lot of programmers think that their technical skills are all that matters, but in fact, it\'s only one small part of getting the gig. I\'m thinking that this type of session would probably more important to mercenaries who change jobs a lot than to someone who gets a gig and keeps it for 5 years, but I could be wrong.\n\nCoping with company politics:\nProgrammers don\'t want to do anything but code, really. However, most of the times we get screwed (somebody else got the sexy project, the raise, the office with a door, Bad Things happened to your project, etc.) it\'s because somebody else played the politics game well, and we didn\'t (or worse still, didn\'t even want to try). \n\nCreating your own projects:\nThis would more accurately be "learning how to sell your ideas to management", but put the word "sell" in a title and watch the programmers run for the door. Nonetheless, I\'ve extended a lot of contracts at cool companies because I pitched them on a project I wanted to develop, and they went for it.\n\nThese are a few of what I have in mind. There\'s more along these lines. I know, I know, it ain\'t techie and sexy like "Learn ASP.NET in 24 Minutes!" but there\'s a lot of really top notch guys doing that sort of thing already. I know from years of personal experience that programmers\' lives would be better if they had these skills, but do you think anyone would actually go to sessions like this? If you do, are there other such ideas that working class programmers would see a need for? \n\nIn the end, it doesn\'t matter how cool or useful a session is unless people will actually sign up for it. I don\'t want to burn up all my midnight oil on a project unless it has some chance of being useful. You guys are the real programmers out there making a living. I figure you\'re a good reality check...\n\n\n\nChistopher Duncan\nAuthor - The Career Programmer: Guerilla Tactics for an Imperfect World (Apress)']</text:p>
          </table:table-cell>
        </table:table-row>
        <table:table-row table:style-name="ro1">
          <table:table-cell office:value-type="string" calcext:value-type="string">
            <text:p>No</text:p>
          </table:table-cell>
          <table:table-cell table:style-name="pd1" office:value-type="float" office:value="33" calcext:value-type="float">
            <text:p>33</text:p>
          </table:table-cell>
          <table:table-cell office:value-type="float" office:value="32" calcext:value-type="float">
            <text:p>32</text:p>
          </table:table-cell>
          <table:table-cell office:value-type="float" office:value="16" calcext:value-type="float">
            <text:p>16</text:p>
          </table:table-cell>
          <table:table-cell office:value-type="string" calcext:value-type="string">
            <text:p>32_vasudevan_deepak_kumar_homepage</text:p>
          </table:table-cell>
          <table:table-cell office:value-type="string" calcext:value-type="string">
            <text:p>['vasudevan', 'deepak', 'kumar', 'homepage', 'gossips', 'personal', 'tech', 'check', 'httpwwwquestpondcom', 'ananth']</text:p>
          </table:table-cell>
          <table:table-cell office:value-type="string" calcext:value-type="string">
            <text:p>['You can rather check out http://www.questpond.com/[^] for interview tips etc. \n\nVasudevan Deepak Kumar\nPersonal Homepage\nTech Gossips', 'http://www.contractedwork.com/rt.cfm?CatID=1[^] \n\nVasudevan Deepak Kumar\nPersonal Homepage\nTech Gossips', 'Vasudevan Deepak Kumar\nPersonal Homepage\nTech Gossips']</text:p>
          </table:table-cell>
        </table:table-row>
        <table:table-row table:style-name="ro1">
          <table:table-cell office:value-type="string" calcext:value-type="string">
            <text:p>No</text:p>
          </table:table-cell>
          <table:table-cell table:style-name="pd1" office:value-type="float" office:value="34" calcext:value-type="float">
            <text:p>34</text:p>
          </table:table-cell>
          <table:table-cell office:value-type="float" office:value="33" calcext:value-type="float">
            <text:p>33</text:p>
          </table:table-cell>
          <table:table-cell office:value-type="float" office:value="16" calcext:value-type="float">
            <text:p>16</text:p>
          </table:table-cell>
          <table:table-cell office:value-type="string" calcext:value-type="string">
            <text:p>33_invoke_mov_cmp_file</text:p>
          </table:table-cell>
          <table:table-cell office:value-type="string" calcext:value-type="string">
            <text:p>['invoke', 'mov', 'cmp', 'file', 'exitprocess0', 'result', 'index', 'closehandlehfilehandle', 'ip', 'int']</text:p>
          </table:table-cell>
          <table:table-cell office:value-type="string" calcext:value-type="string">
            <text:p>['the problem in this code is that it can\'t compile it when "A" is defined as "int" <text:s/>\n"C:\\Documents and Settings\\simon\\Desktop\\the program.cpp(34) : error C2443: operand size conflict"\nin my program A is in the range of 1-512 in decimal so thier is no problem with the size.\nso how i force it to compile? \nor how i change the program to compile it? <text:s text:c="2"/>\nvoid light_port_b(int A) \n{\n _asm\n { \n <text:s/>mov Dx,PORTB\n <text:s/>Mov Al,A\n <text:s/>Out Dx,Al\n } \n}', "Hello Guys .\nI Have written a program in FASM which opens a file and converts all the capital letters into low and vice versa. <text:s/>and i ahve pasted them in here.so people working with fasm can see but i want this program in MASM whcik i have not worked with that. Anyone here can send me the Equivalent of this program to my Email please <text:s text:c="2"/>A pogram which opens a file and converts the capital letters into high and the vice versa(in MASM). Thanx alot and here is the codes ::: <text:s/>\n\nEmail ::: fight_2_death@hotmai.com\n\n\n;// EXE Format\n;// PE_SIG: OBTTFS-36454\nformat PE GUI 4.0\ninclude 'C:\\FASM\\Include\\Win32ax.inc'\n\n;// Data section\nsection '.data' data readable writable\n\n <text:s text:c="6"/>;// Initializations for OPENFILENAME Structure\n <text:s text:c="6"/>ofn_szOutFile db 256 dup(?)\n <text:s text:c="6"/>ofn_szFilter <text:s/>db 'All Files (*.*)',0,'*.*',0,0\n\n <text:s text:c="6"/>s_OFN OPENFILENAME 0,0,0,ofn_szFilter,0,0,0,ofn_szOutFile,0100h,0,0,0,0,OFN_FILEMUSTEXIST + OFN_PATHMUSTEXIST, \\\n\t\t\t <text:s/>0,0,0,0,0,0\n\n <text:s text:c="6"/>;// s_ErrorMessage used by GET_LAST_ERROR_PROC\n <text:s text:c="6"/>s_ErrorMessage db 256 dup(?)\n\n <text:s text:c="6"/>;// Allocate a dwWritten\n <text:s text:c="6"/>dwWritten dd 0\n\n\n;// Code section\nsection '.code' code readable executable\n\n <text:s text:c="3"/>;// MAIN CODE\n <text:s text:c="3"/>proc main\n\n\t;// File Handle Holder\n\tlocal hFileHandle:DWORD\n\n\t;// Initialize OFN Struct\n\tmov <text:s/>[s_OFN.lStructSize],sizeof.OPENFILENAME\n\tinvoke\tGetOpenFileName,s_OFN\n\tcmp <text:s/>eax,0 ;// Zero is returned when user closes the dialog of presses cancel\n\tje <text:s text:c="2"/>.ExitProcess_JUMP\n\n\t;// We have the file, open it and convert\n\tinvoke\tCreateFile,ofn_szOutFile,GENERIC_READ + GENERIC_WRITE, FILE_SHARE_READ, \\\n\t\t\t <text:s text:c="2"/>0,OPEN_EXISTING,0,0\n\n\tcmp\teax, INVALID_HANDLE_VALUE\n\tjne\t@F ;// Jump to the next @@ label\n\n\t;// We have a wrong handle, Tell the user, then exit\n\tcall\tGET_LAST_ERROR_PROC\n\tinvoke\tExitProcess,0\n\n\t;//------------------------------- Handle valid, continue\n\t@@:\n\tmov\t[hFileHandle],eax\n\n\t;// Get File Size\n\tlocal iFileSize:DWORD\n\tinvoke\tGetFileSize,[hFileHandle],0\n\tmov\t[iFileSize],eax\n\tcmp\t[iFileSize],0\n\tje\t.InvalidFileSize\n\tcmp\t[iFileSize],40*1024*1024 ;// Set our limit to 40MB, since usuall RAM's these day are alteast 128MB\n\t\t\t\t\t ;// And, our paging is also active\n\tjg\t.FileTooBig\n\tjmp\t.StartConversion\n\n\t;// Invalid File Size, File too big,\n\t.InvalidFileSize:\n\tinvoke\tMessageBox,0,'File is empty, nothing to convert.','Abort',16\n\tinvoke\tCloseHandle,[hFileHandle]\n\tinvoke\tExitProcess,0\n\n\t.FileTooBig:\n\tinvoke\tMessageBox,0,'File is too big, please specify a smaller file.','Abort',16\n\tinvoke\tCloseHandle,[hFileHandle]\n\tinvoke\tExitProcess,0\n\n\t;// FileSize valid, start conversion\n\t.StartConversion:\n\n\t <text:s text:c="6"/>local <text:s text:c="2"/>i:DWORD, hHeap: DWORD, dLastError: DWORD, pData: DWORD ;// I is out counter\n\n\t <text:s text:c="6"/>;// Allocate pData equal to file size\n\t <text:s text:c="6"/>invoke <text:s/>GetProcessHeap\n\t <text:s text:c="6"/>mov <text:s text:c="4"/>[hHeap],eax\n\t <text:s text:c="6"/>cmp <text:s text:c="4"/>eax,0\n\t <text:s text:c="6"/>jne <text:s text:c="4"/>@f\n\n\t\t\t;// Error\n\t\t\tinvoke\tMessageBox,0,'Unknow error occured.','Abort',0\n\t\t\tinvoke\tCloseHandle,[hFileHandle]\n\t\t\tinvoke\tExitProcess,0\n\n\t <text:s text:c="6"/>;// We have the HEAP\n\t <text:s text:c="6"/>@@:\n\t <text:s text:c="6"/>invoke <text:s/>HeapAlloc,[hHeap],0,[iFileSize]\n\t <text:s text:c="6"/>cmp <text:s text:c="4"/>eax,0\n\t <text:s text:c="6"/>jne <text:s text:c="4"/>@f\n\n\t\t\t;// Memory allocation failed\n\t\t\tinvoke\tMessageBox,0,'Unable to allocate memory.','Low Resource',16\n\t\t\tinvoke\tCloseHandle,[hFileHandle]\n\t\t\tinvoke\tExitProcess,0\n\n\t <text:s text:c="6"/>;// We have the memory\n\t <text:s text:c="6"/>@@:\n\t <text:s text:c="6"/>mov\t[pData],eax\n\n\t <text:s text:c="6"/>;// Read the file\n\t <text:s text:c="6"/>invoke\tReadFile,[hFileHandle],[pData],[iFileSize],dwWritten,0 ;// Note that dwWritten is not used in this function\n\t <text:s text:c="6"/>cmp\teax,0\n\t <text:s text:c="6"/>jne\t@f\n\n\t\t\tcall\t GET_LAST_ERROR_PROC\n\t\t\tinvoke\t HeapFree,[hHeap],0,[pData]\n\t\t\tinvoke\t CloseHandle,[hFileHandle]\n\t\t\tinvoke\t ExitProcess,0\n\n\t <text:s text:c="6"/>;Continue, file read successful\n\t <text:s text:c="6"/>@@:\n\t <text:s text:c="6"/>mov\t[i],0\n\t <text:s text:c="6"/>mov\tebx,[pData]\n\t <text:s text:c="6"/>;// Start of Loop\n\t <text:s text:c="6"/>.ConversionLoop:\n\t\t\t;// Check i\n\t\t\tmov eax,[i]\n\t\t\tcmp eax,[iFileSize]\n\t\t\tjge .ExitLoop\n\n\t\t\t;// Check for case\n\t\t\tmov al,byte [ebx]\n\t\t\tmov ah,0\n\n\t\t\t.if (al &lt;= 'Z') &amp; (al &gt;= 'A')\n\t\t\t <text:s text:c="3"/>add <text:s/>al,'a'-'A'\n\t\t\t <text:s text:c="3"/>mov <text:s/>[ebx],al\n\t\t\t.elseif (al &lt;= 'z') &amp; (al &gt;= 'a')\n\t\t\t <text:s text:c="3"/>sub <text:s/>al,'a'-'A'\n\t\t\t <text:s text:c="3"/>mov <text:s/>[ebx],al\n\t\t\t.endif\n\n\t\t\t;// Increase i and repeat\n\t\t\tinc ebx\n\t\t\tinc [i]\n\t\t\tjmp .ConversionLoop\n\n\t\t;// End of Loop\n\t\t.ExitLoop:\n\t\t;// Write to file\n\t\tinvoke\tSetFilePointer,[hFileHandle],0,0,FILE_BEGIN\n\t\tinvoke\tWriteFile,[hFileHandle],[pData],[iFileSize],dwWritten,0 ;// Note that dwWritten is not used in this function\n\t\tcmp\teax,0\n\t\tjne\t@f\n\n\t\t\t;// File Write Failed\n\t\t\tcall\t GET_LAST_ERROR_PROC\n\t\t\tinvoke\t HeapFree,[hHeap],0,[pData]\n\t\t\tinvoke\t CloseHandle,[hFileHandle]\n\t\t\tinvoke\t ExitProcess,0\n\n\t\t;// End of our process\n\t\t@@:\n\t\tinvoke\tMessageBox,0,'File conversion completed successfuly','Complete',64\n\n\t\t;// Release Memory\n\t\tinvoke\t HeapFree,[hHeap],0,[pData]\n\t;//------------------------------- Close the file\n\tinvoke\tCloseHandle,[hFileHandle]\n\n\n\t;// Terminate APP\n\t.ExitProcess_JUMP:\n\n\tinvoke ExitProcess,0\n\n <text:s text:c="3"/>endp\n\n <text:s text:c="3"/>;// GetLastError Procedures finds the failure reason in system-level\n <text:s text:c="3"/>proc GET_LAST_ERROR_PROC\n <text:s text:c="6"/>invoke\tGetLastError\n <text:s text:c="6"/>invoke\tFormatMessage,FORMAT_MESSAGE_FROM_SYSTEM,0,eax,0,s_ErrorMessage,256,0\n <text:s text:c="6"/>invoke\tMessageBox,0,s_ErrorMessage,'Error',16\n <text:s text:c="3"/>endp\n\n\n;// End of program\n.end main", 'Once in a while I run into a situation that really surprises me. Being on a job to install and configure a world leading scan and imaging application I was surprised about the built-in scripting tool available. The built-in scripting language is a rather old fashioned Basic derivate known under the name Softbridge Basic Language (SBL).\n\nI had no choice. I needed to do some scripting in the Validation process of this product and no other tools available. SBL indeed was the delighted way to go. Not that I’m afraid of a little old fashioned coding. I have had my share of Assembler and Cobol coding in the past. One of the simple things I hade to do is some character replacement in strings. A Replace statement please?\n\nNot. Definitely not. So once again I had to write one of my own. If you ever happen to collide with this world leading scan and imaging application then I have at least some code for you. Here it is:\n\n\nfunction replacestring (source as string, _\nsearch as string, repl as string) as string\n\'\n\' One VB6 Replace replacement\n\'\ndim index as integer \' index in source\ndim position as integer \' instr position in source\ndim result as string \' build result here\n\'\nindex = 1\nresult = ""\ndo\nposition = instr (index, source, search)\nif position &gt; 0 then\nresult = result &amp; mid$ (source, index, position - index) &amp; repl\nindex = position + len (search)\nelse\nresult = result &amp; mid$ (source, index)\nend if\nloop while position &gt; 0\n\'\nreplacestring = result\nend function\n\n\nAad Slingerland\nZevenaar\nThe Netherlands']</text:p>
          </table:table-cell>
        </table:table-row>
        <table:table-row table:style-name="ro1">
          <table:table-cell office:value-type="string" calcext:value-type="string">
            <text:p>No</text:p>
          </table:table-cell>
          <table:table-cell table:style-name="pd1" office:value-type="float" office:value="35" calcext:value-type="float">
            <text:p>35</text:p>
          </table:table-cell>
          <table:table-cell office:value-type="float" office:value="34" calcext:value-type="float">
            <text:p>34</text:p>
          </table:table-cell>
          <table:table-cell office:value-type="float" office:value="15" calcext:value-type="float">
            <text:p>15</text:p>
          </table:table-cell>
          <table:table-cell office:value-type="string" calcext:value-type="string">
            <text:p>34_gc_rt_tnx_timer</text:p>
          </table:table-cell>
          <table:table-cell office:value-type="string" calcext:value-type="string">
            <text:p>['gc', 'rt', 'tnx', 'timer', 'wmilistinstance', 'the', 'wmi', 'realtime', 'to', 'garbage']</text:p>
          </table:table-cell>
          <table:table-cell office:value-type="string" calcext:value-type="string">
            <text:p>["eninyo wrote:maybe there is an option to controll the GC... do you know something about it?\n\nThere is not. <text:s/>You can force a collection but excluding exceptional circumstances* you shouldn't because you'll generally worsen your apps performance, but there is no way to prevent the runtime from calling it whenever it feels a need to do so.\n\nAFAIK, the GC is the only true killer for an RT system. <text:s/>The standard .net timer is only good to ~10ms resolution, but there are more CPU itensive alternatives available in win32 (see multimedia timer) that can provide finer grained control at the cost of 20-50% cpu load for the timer alone.\n\n* ie getting rid of something like ArrayOfFiftyMillionInts.", 'maybe there is an option to controll the GC... do you know something about it?\n\nbut is the GC is the only thing that makes NET uncompatable for RT system ? what are the other things?\n\ntnx very much for all youe response...', "hi' \ntnx for yours reply. i posted this Q long while ago and it nice to still get replys.\nanyhow, your solution look nice but still - the GC will invoke to check if there something to clean in that case also. and then it will halt all others task without any warrning.\ntherefor, the solution to create object pooling will be great idea but the GC will invoke anyway although there won't be anything to clean.\n\nafter alot of answer i got the big picture - at this moment microsoft doesn't suuport RT development. i think it won't support it in the future too, because microsoft decided to concentrate on web-development. in that case. VS.Net 2005 is a great tool.\n\nyours,\nEli"]</text:p>
          </table:table-cell>
        </table:table-row>
        <table:table-row table:style-name="ro1">
          <table:table-cell office:value-type="string" calcext:value-type="string">
            <text:p>No</text:p>
          </table:table-cell>
          <table:table-cell table:style-name="pd1" office:value-type="float" office:value="36" calcext:value-type="float">
            <text:p>36</text:p>
          </table:table-cell>
          <table:table-cell office:value-type="float" office:value="35" calcext:value-type="float">
            <text:p>35</text:p>
          </table:table-cell>
          <table:table-cell office:value-type="float" office:value="15" calcext:value-type="float">
            <text:p>15</text:p>
          </table:table-cell>
          <table:table-cell office:value-type="string" calcext:value-type="string">
            <text:p>35_jar_file_the_outlook</text:p>
          </table:table-cell>
          <table:table-cell office:value-type="string" calcext:value-type="string">
            <text:p>['jar', 'file', 'the', 'outlook', 'to', 'possible', 'httpmsdnmicrosoftcomvbasicdefaultaspxpulllibraryenusdnvs05htmlvb2005genericsasp', 'librarydll', 'using', 'dictionary']</text:p>
          </table:table-cell>
          <table:table-cell office:value-type="string" calcext:value-type="string">
            <text:p>["Hi,\nI have a problem. I want to read the data that is being read by one JAR file from another JAR file, without distrubing the first jar file.\nTo be very Precise, A.JAR file running independently and reading data from a data base. I would like to read this data using another JAR file. Say B.JAR. If some one can provide a solution, with sample jar's it is a great help.", "Yah got that one, and I love square brackets <text:s/>. \n\nI'm actually thoroughly enjoying myself rewriting all my VB utilities. It's an opportunity to upgrade them in detail. My DAL originated in VB5/6 and a whole swag of UI hacks are getting thrown out as they are now included in the .net classes.\n\nI downloaded the book Robert recommended, light reading for the next few days. And Google is great, prefix every query with C# and some other poor sod has already asked it! <text:s/>\n\nNever underestimate the power of human stupidity\nRAH", 'im trying to to do a language module to get synonyms of an input string.\nAnd have decided upon using the dictionary provided by word.as creating an efficient dictionary itself seems like reinventingthe wheel.\ni came upon the msth_am.lex and msth32.ll files\nalong with couple others too\nwhich i believe is used by the word application for its thesaurus /spell check and other lex functions.[this too is only an assumption]\nthere seem to be functions exposed like\nThesaurusCheck\nand\nThesaurusGetString\n\ncould anyone provide me inputs on -\n1.how to use these functions?\n2.is there any more efficient/simpler method to acces the word thesraus function\n\nthough i dont sem to be getting much inputs from else where including microsoft\n\nopen to any suggestions \nfordge']</text:p>
          </table:table-cell>
        </table:table-row>
        <table:table-row table:style-name="ro1">
          <table:table-cell office:value-type="string" calcext:value-type="string">
            <text:p>Yes</text:p>
          </table:table-cell>
          <table:table-cell table:style-name="pd1" office:value-type="float" office:value="37" calcext:value-type="float">
            <text:p>37</text:p>
          </table:table-cell>
          <table:table-cell office:value-type="float" office:value="36" calcext:value-type="float">
            <text:p>36</text:p>
          </table:table-cell>
          <table:table-cell office:value-type="float" office:value="14" calcext:value-type="float">
            <text:p>14</text:p>
          </table:table-cell>
          <table:table-cell office:value-type="string" calcext:value-type="string">
            <text:p>36_wipro_was_grid_mfc</text:p>
          </table:table-cell>
          <table:table-cell office:value-type="string" calcext:value-type="string">
            <text:p>['wipro', 'was', 'grid', 'mfc', 'it', 'my', 'nishs', 'blog', 'and', 'ultimate']</text:p>
          </table:table-cell>
          <table:table-cell office:value-type="string" calcext:value-type="string">
            <text:p>["That must have been painful. I am not very surprised though. Big companies like Wipro hire 1000s every month without doing a proper quality check on the candidate. And you also had to pick the VB6 team - yeah, that sure made things better for you, didn't it? <text:s/>\n\nWipro is such a large company that I am sure they must have some good teams too. But their best people are probably reserved for on-client-site work in the US and the UK. When you have work completely done in India, you can be pretty sure that it's the 2nd layer of coders who are working on it. \n\nRegards,\nNish Nish’s thoughts on MFC, C++/CLI and .NET \t(my blog) The Ultimate Grid - The #1 MFC grid out there!", "This project was enormous. We had a dozen of their top designers on site at all times and these guys would ship the requirements off-shore to India. I don't recall the exact number of developers but I was lead to believe it was a pile. It wasn't just VB either. The project in it's entire scope was SAP R/3, VB 6.0, VC++ 6.0, ATL, MTS, PERL, Python, HTML and it worked against Sybase, SQL Server, Oracle and SAP.\n\nThe crux in all of it was that WIPRO was way out of their depth on it. I don't know the end outcome of the system but I know at one point in time my former company was considering killing the project and bringing it to our Plant Operations division which believed it could author the same system (much better, in less time and for less money). The only people who didn't believe them were WIPRO and our top-level managers every developer involved knew that Plant Operations was the correct way to go and that WIPRO should have been flushed but anyhow...\n\nIt stunk!!!\n \n\nThe enemy's gate is down. \nWelcome to CP in your language. Post the unicode version in My CP Blog [ <text:s/>^ <text:s/>] now. People who don't understand how awesome Firefox is have never used CPhog. The act of using CPhog alone doesn't make Firefox cool. It opens your eyes to the possibilities and then you start looking for other things like CPhog and your eyes are suddenly open to all sorts of useful things all through Firefox. - (Self Quote)", "Oh Geez!!! <text:s text:c="2"/>You want me to write a book eh?\n\nWell, I'll be brief at first and you can dig with more questions where you might be interested.\n\nI used to work for Micron Technology, Inc. I was on the team that worked directly with WIPRO and WIPRO was writing are new manufacturing project management system. It was huge with terrabyte databases in memory (using perl), C++ middleware and VB 6.0 front-ends. My job was to qualify all the code coming in from WIPRO and sign-off that it was ready to go into our manufacturing system for production. Keep in mind 1 hour of downtime in 1 facility = $1 million in loss and that's on the conservative side.\n\nSo to begin with their production system V 1.0 had no error handlers in any of the code anywhere. None. I reported this and they sent the VB 6.0 code back in less than 1 hour and they had put this in every sub/method/function\n\nOn Error GoTo ErrorHandler\n\nErrorHandler:\nResumeNext\n\nThat was how things started. Well not really. My boss and I had been battling it out with them for months because of differences in what Americans (us) felt was quality software that was well written and what WIPRO (them) felt was well-written quality software. We wanted a minimum of 2 levels of redundancy in non MFG critical code and 3 or 4 levels in MFG critical code. WIPRO was reluctant to provide even 1 level even though in the analysis and requirements document that we received from them multiple levels of redundancy were spelled out in clear terms.\n\nIt just went back and forth like that. We had to fight tooth and nail for every feature. Then when they released the code to us I found issues in every single release from the PERL, C++ and VB none of it was done right every. So we'd ship it back and say it was wrong. Fight with them on why. I cannot count the times I had to stay up late in the night and haggle it out with OFFSHORE over why something wasn't going to work. In some cases they would ship code that would not work at all with their other code. We'd explain this and they'd say well we cannot release our beta code that we've upgraded to it's not ready. So they would claim they met the release on time but really they didn't the other half of the system wasn't done but because the frontend was they they felt they met their deadline.\n\nAAAAAAAAAAAAAHHHHHHHHHHHHHHHHHHHHHHHHHHGGGGGGGGGGGGGGGGGGGGGGG!!!\n\nIt was so tedious to work with them. I spent more time fixing their code then I spent writing my own. Here's the final kicker. I wrote Microns memory build and hot-lot tracking system it was a world-wide application and in the 3 years I owned it my downtime due to my code was less than .0001%. WIPRO took it over after I left and in 6 months downtime in that system was up to 20%. That really sealed it for me. Then I talked with my peers at Albertsons who also had to work with WIPRO and their story was identical. Junk, garbage, worthless stuff coming from WIPRO.\n\nSo I decided then and there to wash my hands of anything to do with WIPRO ever again.\n\n- Rex\n \n\nThe enemy's gate is down. \nWelcome to CP in your language. Post the unicode version in My CP Blog [ <text:s/>^ <text:s/>] now. People who don't understand how awesome Firefox is have never used CPhog. The act of using CPhog alone doesn't make Firefox cool. It opens your eyes to the possibilities and then you start looking for other things like CPhog and your eyes are suddenly open to all sorts of useful things all through Firefox. - (Self Quote)"]</text:p>
          </table:table-cell>
        </table:table-row>
        <table:table-row table:style-name="ro1">
          <table:table-cell office:value-type="string" calcext:value-type="string">
            <text:p>Yes</text:p>
          </table:table-cell>
          <table:table-cell table:style-name="pd1" office:value-type="float" office:value="38" calcext:value-type="float">
            <text:p>38</text:p>
          </table:table-cell>
          <table:table-cell office:value-type="float" office:value="37" calcext:value-type="float">
            <text:p>37</text:p>
          </table:table-cell>
          <table:table-cell office:value-type="float" office:value="14" calcext:value-type="float">
            <text:p>14</text:p>
          </table:table-cell>
          <table:table-cell office:value-type="string" calcext:value-type="string">
            <text:p>37_oracle_sql_server_dbas</text:p>
          </table:table-cell>
          <table:table-cell office:value-type="string" calcext:value-type="string">
            <text:p>['oracle', 'sql', 'server', 'dbas', 'database', 'dba', 'progress', 'obliterator', 'free', 'is']</text:p>
          </table:table-cell>
          <table:table-cell office:value-type="string" calcext:value-type="string">
            <text:p>["I just moved to a company that uses Oracle for almost all their database stuff. Having never used PL/SQL and being used to SQL Server, I'm on a bit of a steep learning curve. Even though I'm a decent T-SQL programmer, there's a bit to pick up, and I need to become productive quickly.\n\nI reckon I need two things ;\n\nA step-by-step introduction book, with real-world worked examples and the like, to get me going and give me the knowledge I need to do the job as quickly as possible, and;\n\nA small reference guide to the PL/SQL language, to have at my desk 24/7 for when I need specific, indexed information on a subject.\n\nHas anyone had any experience with Oracle or PL/SQL literature? Any recommendations? \n\n\nThanks in advance for your suggestions guys and gals.\n\n\n\nAll the dude ever wanted... was his rug back.", "My company has merged with another bigger fish.\nAs a result all our database systems are being moved from Progress to Oracle.\n\nI have the option of free Oracle training (providing I stay for two years) but I'm not sure what to do... I guess that means no pay rises for two years! <text:s/>\n\nWhat is the jobs market like for Oracle programmers vs Progress? (particularly in the UK)\n\nI can choose to specialise my training in Finance, HR or DBA. Which is likely to provide the most job demand and money?!\n\nAny thoughts welcome...\n\n\n--\n\nThe Obliterator", 'Fatbuddha 1 wrote:There are some certificates according to databases.\nIf the question is what system you should learn?\nThen I think there are two solutions:\nEither go for a oracle DB which is a create one! But it costs! So it is just in use from some companies, who have two much money \nOr you should have a try on the MySql. It is free and well documented. It is not as good as the oracle but normally it is more than ok.\n\nI disagree.\n\nSQL Server has recently overtaken Oracle for enterprise database systems. It would therefore seem to be prudent to learn the system that is gaining ground and needs more DBAs than the system that is losing ground.\n\nSQL Server also comes in many flavours. SQL Server Express is free. It is well documented and there are several user groups where support from ones peers is available. If you want to learn the enterprise level features then the Developer Edition costs just $49 which is identical to the Enterprise edition but for two things. First it can also run on Windows XP or Vista (Enterprise Edition cannot) and second the licence only permits use for development and testing. Naturally, when putting those skills to use in a comercial environment the final deployed solution would be on a full license.\n\nFinally, the OP asked the question on a Microsoft centric website. That suggests that the OP is self-selecting a choice to just what Microsoft offer. That is Access or the plethora of SQL Server Editions. \n\nUpcoming FREE developer events:\n* Glasgow: SQL Server Managed Objects AND Reporting Services ...\n\nMy website']</text:p>
          </table:table-cell>
        </table:table-row>
        <table:table-row table:style-name="ro1">
          <table:table-cell office:value-type="string" calcext:value-type="string">
            <text:p>No</text:p>
          </table:table-cell>
          <table:table-cell table:style-name="pd1" office:value-type="float" office:value="39" calcext:value-type="float">
            <text:p>39</text:p>
          </table:table-cell>
          <table:table-cell office:value-type="float" office:value="38" calcext:value-type="float">
            <text:p>38</text:p>
          </table:table-cell>
          <table:table-cell office:value-type="float" office:value="12" calcext:value-type="float">
            <text:p>12</text:p>
          </table:table-cell>
          <table:table-cell office:value-type="string" calcext:value-type="string">
            <text:p>38_we_details_irek_mahendran</text:p>
          </table:table-cell>
          <table:table-cell office:value-type="string" calcext:value-type="string">
            <text:p>['we', 'details', 'irek', 'mahendran', 'looking', 'solutions', 'contact', 'canada', 'send', 'r3e']</text:p>
          </table:table-cell>
          <table:table-cell office:value-type="string" calcext:value-type="string">
            <text:p>['We are offering an unbeatable combination of custom software development solutions, systems reengineering and ISO9001 compliant QA (Quality Assurance) services. Our clients range in size from single individual through to large organizations including government structures. With our strong knowledge in:\n- Back Office and (Dynamic) Content Management systems,\n- E-Commerce and E-Learning Solutions\n- Database design and connectivity\n- Network management and monitoring\n- Security\n- Trading systems\n- Multimedia and Game Development\n- Mobile Technologies\n\nWe would appreciate the opportunity to show you how we can help you and/or your company meet its goals.\n\nPlease feel free to contact us by telephone at +31 6 10974323 or by email at info@facticiusnous.com\n\nSincerely,\nFacticius Nous Ltd. Team.', 'Hello we are looking for .net contrct work. we are located in Canada.\nPlease contact me for details. \n\nTapas Shome\nSystem Software Engineer\nKeen Computer Solutions\n1408 Erin Street\nWinnipeg, Manitoba\nCanada R3E 2S8\nww.keencomputer.com\n\n -- modified at 17:27 Sunday 2nd October, 2005', 'We will be Interested, please contact me. \n\nTapas Shome\nSystem Software Engineer\nKeen Computer Solutions\n1408 Erin Street\nWinnipeg, Manitoba\nCanada R3E 2S8\nww.keencomputer.com']</text:p>
          </table:table-cell>
        </table:table-row>
        <table:table-row table:style-name="ro1">
          <table:table-cell office:value-type="string" calcext:value-type="string">
            <text:p>Yes</text:p>
          </table:table-cell>
          <table:table-cell table:style-name="pd1" office:value-type="float" office:value="40" calcext:value-type="float">
            <text:p>40</text:p>
          </table:table-cell>
          <table:table-cell office:value-type="float" office:value="39" calcext:value-type="float">
            <text:p>39</text:p>
          </table:table-cell>
          <table:table-cell office:value-type="float" office:value="12" calcext:value-type="float">
            <text:p>12</text:p>
          </table:table-cell>
          <table:table-cell office:value-type="string" calcext:value-type="string">
            <text:p>39_they_you_interview_that</text:p>
          </table:table-cell>
          <table:table-cell office:value-type="string" calcext:value-type="string">
            <text:p>['they', 'you', 'interview', 'that', 'negative', 'answer', 'of', 'traits', 'what', 'the']</text:p>
          </table:table-cell>
          <table:table-cell office:value-type="string" calcext:value-type="string">
            <text:p>['You must approach this from a Recruiter’s perspective. The reason this question is asked is to see if a candidate actually has the ability to introspect and identify flaws. Because identifying flaws in yourself is the first and most important step. Fixing them is easier.\nMost often, people flock to the well known and used answer of “My biggest weakness is that I am a perfectionist”.\nThere are a few reasons why this answer doesn’t bode well for many interviewees. One reason is that it is completely overused and unoriginal. Another is that it is an answer that is designed to try to make you look good and the person interviewing you can see right through this!\n\nHow can you answer this:\nThere is no definite way of answering this question. Just make sure that your answer is honest, shows self- introspection and includes a story of self improvement. This way whoever is asking the question knows that you have really spent time reflecting on your abilities and flaws. In addition this shows, that you take initiative and have began a journey with positive indications of self-improvement.\n\nLet’s talk about it in detail:\n\nChoosing a weakness:\nThis is the first and most important step to make your answer look genuine and acceptable. Therefore choose an answer that is:\nObvious and has been noticed by the interviewer already: “English is not my primary language. My spoken English is not very good.” or “I haven’t had much work experience.”\nSomething that is NOT extremely crucial for the role that you are applying for:\nFor a Finance Role: “I am not very good at interacting with people and I am socially awkward.”\n\nFor a Sales &amp; Marketing Role: “I have always performed poorly in Mathematics. Trigonometry and Calculus are just not my cup of tea.”\nA common human failure that is shared by most people: “I find it hard to say no to people” or “I have not really made the most of the opportunities that life has given me”\n\nFor Reference: https://codeground.in/blog/index.php/2016/10/05/what-are-your-weaknesses/\n\nWas this Content Useful? Like Share Comment CodeGround Online Testing Platform is an online assessment and evaluation system that helps Recruiters conduct online screening tests to filter candidates before the interview process.', 'You can always say that you have no negative traits that you are aware of. Obviously they might express some surpise at this answer but you can qualify it by saying that if you had any negative traits that you knew of, you\'d do evertthing possible to correct them. Perhaps then offer them some examples of what negative traits you\'ve had that you "fixed". \n\nI find that sort of interview question really annoying to be honest. I mean, what sort of answer do they want? Isn\'t it really just some question that they ask, not really knowing what sort of answer they want? I think they should show the candidate more respect. They should be concentrating on what the candidate can actually do. because once the candidate is in the interview, he is only really there to verify what he\'s claimed in his CV, unless the interviewers are just interested in some sort of conveyor belt approach - just wheel \'em past and they\'ll pick one they like.\n\nI like turning questions around to interviewers, asking them things like "how do you think my skill set will benefit your company", "how do you see someone like me progressing within your company". \n\n\n------------------------\nThe folly of man is that he dreams of what he can never achieve rather than dream of what he can.', 'All of these reasons describe either experiences I have had or adverts I have seen, sometimes slightly exaggerated for dramatic effect. Also, some of this client behaviour could be construed as being quite reasonable depending on the context.\n\n1. They interview you before getting budget approval, and then tell you afterwards that the budget has not been approved. \n\n2. They set technical tests and get their own answers wrong. \n\n3. They ask you what your weaknesses are. Would Tony Blair tell you what his weaknesses are? He was asked a similar question on the BBC Today programme and answered: “that’s for me to know and you to find out.” \n\n4. They give as a reason for rejecting you after interview that you do not have adequate experience in skill X when you admitted prior to interview that you didn’t. \n\n5. They give as a reason for rejecting you after interview that you do not have adequate experience in skill X when it wasn’t asked for in the first place. \n\n6. You are a contractor and you have a gap of a few months on your CV and it’s known that the IT market is in a downturn. They ask what you’ve been doing? Trying to find work of course! \n\n7. They hold interviews when they know that the job will be filled internally. \n\n8. Human Resources (aka Human Remains) interview you and ask you lots of stupid questions, none of which have any relevance to whether you can do the job. \n\n9. The job is a contract position and they insist on knowing your career aims for the next 20 years. \n\n10. You have 10 years’ solid IT industry experience, yet they insist on your having a 1st class honours degree from a top 10 university and 3 A’s at A-Level before they’ll even look at you. \n\n11. You have 10 years’ solid IT industry experience, yet they insist on your having a 1st class honours degree from Oxford, Cambridge or Imperial. So those who graduated from Harvard magna cum laude need not apply then? \n\n12. They ask you to give them an idea on how to proceed with the problem that is forcing them to look for a contractor in the first place. In other words, they want free consultancy as part of the interview. But once they’ve got the consultancy they hire someone else. \n\n13. They advertise a job that specifies that the candidate must have at least 3 years’, but no more than 10 years’, experience in C++. In other words, those aged over 35 need not apply. \n\n14. They insist that you have 2 years’ commercial experience in a new software technology that has yet to be released. \n\n15. You are rejected because you do not fit the “company culture.” In other words, you are too old. \n\n16. They say you must be able to write bug-free code as a matter of course. So their current software is bug-free then? \n\n17. They get the agency to give you a technical test over the phone. You pass this and they invite you to their offices. They never set eyes on you but they get the agency to set you a written technical test. However, afterwards, you receive no feedback whatsoever, despite numerous attempts at follow-ups. \n\n18. You have an interview on a Tuesday. After the interview they tell you that they have more candidates to see and they won’t be making a decision until Friday. Wrong! They’ve already made a decision – that you won’t be one of the candidates they’ll choose on Friday. If they want you they’ll make you an offer within 24 hours, either later that day or the next morning, regardless of whether they’ve got others to see. \n\n19. They think that if you haven’t got commercial experience in skill X then you can’t do it at all. \n\n20. You have been a professional programmer for 10 years, but you don’t have commercial experience in the latest skill, X. Yet they treat you as though you are a brand new programmer with no commercial experience at all. \n\n21. They ask for a shopping-list of a dozen skills. You are able to land the contract anyway. But after you’ve completed it you’ve only had to use one or two skills on the shopping-list.']</text:p>
          </table:table-cell>
        </table:table-row>
        <table:table-row table:style-name="ro1">
          <table:table-cell office:value-type="string" calcext:value-type="string">
            <text:p>Yes</text:p>
          </table:table-cell>
          <table:table-cell table:style-name="pd1" office:value-type="float" office:value="41" calcext:value-type="float">
            <text:p>41</text:p>
          </table:table-cell>
          <table:table-cell office:value-type="float" office:value="40" calcext:value-type="float">
            <text:p>40</text:p>
          </table:table-cell>
          <table:table-cell office:value-type="float" office:value="12" calcext:value-type="float">
            <text:p>12</text:p>
          </table:table-cell>
          <table:table-cell office:value-type="string" calcext:value-type="string">
            <text:p>40_foxpro_simple_framework_wpf</text:p>
          </table:table-cell>
          <table:table-cell office:value-type="string" calcext:value-type="string">
            <text:p>['foxpro', 'simple', 'framework', 'wpf', 'to', 'that', 'vfp', 'the', 'of', 'icestatue']</text:p>
          </table:table-cell>
          <table:table-cell office:value-type="string" calcext:value-type="string">
            <text:p>['If you\'re going to post a long rant, first locate the "Enter" or "Return" key on your keyboard! Putting everything in one long paragraph makes it much less likely that anyone will read it.\n\nicestatue wrote:I understand the basic Ideology of MVVM for applications but WPF is terrible at delivering this.\nWPF is excellent at MVVM[^]. To the point that MVVM didn\'t exist before WPF, because it depends on features that are only available in WPF.\n\nicestatue wrote: It used to be a simple task to wire up a simple combo box to display a list of options but with WPF its not so simple.\nIt\'s incredibly simple - if you\'ve embraced MVVM.\nXML\n\n\n\n\n\n\n\n\nicestatue wrote:Even researching online I never see a clear example ...\nStep by Step WPF Data Binding with Comboboxes[^]\n(OK, it\'s not a Microsoft article, but documentation has never been Microsoft\'s strong point!)\n\nicestatue wrote:The entire platform is not obvious and the learning curve is too steep.\nEvery platform is "not obvious" when you\'re just starting out. Giving up an announcing that the whole platform is sh*t just because you haven\'t mastered it yet isn\'t the best way to learn!\n\nicestatue wrote:Additionally, it seems that performance of these applications is terrible and buggy.\nThat was the case 10 years ago, when WPF was introduced. Microsoft have made significant improvements since then.\n\n\n"These people looked deep within my soul and assigned me a number based on the order in which I joined."\n - Homer\n\n', 'I am not sad to say that Microsoft needs to just quit making software! <text:s/>I have been a big supporter of Microsoft for years but lately all they produce is garbage. <text:s/>I understand the basic Ideology of MVVM for applications but WPF is terrible at delivering this. <text:s/>It used to be a simple task to wire up a simple combo box to display a list of options but with WPF its not so simple. <text:s/>In fact when I started to ask questions about how to do it the only response I get was "ummm.... I have to look at your code" <text:s/>no one seems to have a simple response. <text:s/>Even researching online I never see a clear example not even from Microsoft\'s own site. <text:s/>So if the company that wrote this can\'t provide a simple example why are so many people dedicated to make this sh*t work. <text:s/>The entire platform is not obvious and the learning curve is too steep. <text:s/>Additionally, it seems that performance of these applications is terrible and buggy. <text:s/>Yet you see the demand for everyone to have this skill set from employers. <text:s/>A framework should deliver the following features to developers: stability of execution, obviousness of design, simplicity, and hopefully a reduction of effort. <text:s/>If you can\'t ensure these traits don\'t deliver a product, you will just weaken the end user. <text:s/>I don\'t feel that WPF delivers any of these traits. <text:s/>In fact a much broader statement could be made here Microsoft as a company no longer supplies this, or maybe it never did. <text:s/>I started looking back at everything Microsoft has produced and I realized its just a lousy provider of software in general. <text:s/>I kind of wish more people would abandon these products for the sake of pressuring these industry giants to start providing better solutions. <text:s/>If we as a community continue to accept inferior tools to do our jobs it will only become more difficult to progress forward. <text:s/>I know that some people will say "well if you don\'t like Microsoft what would you use in place of it?" <text:s/>The answer is I don\'t have a good answer to that one. <text:s/>There are so many lousy software companies out there that provide bottom of the barrel products that there is no safe haven for anyone. <text:s/>I see too many times that people generate so many patches or hack code to work around platform bugs that I wonder what would the software look like if you didn\'t always have to fix the code before you work on your own problem. <text:s/>If you eve wonder why you have so many service calls start looking at the underlying problems with the framework you have chosen you may find your answer there.\nnothing', "I've made the shift from VFP a couple yrs ago. <text:s/>First to Java. <text:s/>Then I moved to another company within the same industry using C#.\n\nA couple observations based on my experience:\n\n1) The fact that there is code behind the form is not the biggest, or even a big hurdle to jump over. I didn't have any problems with understanding that a method that I wanted to call is in a separate class or even a separate DLL. <text:s/>\n2) Things that are different enough that it will take sometime to get everyone on the same page:\n <text:s/>a) Inheritance/Polymorphism - It's possible to get some of this functionality in Foxpro, so the difficulty of this one depends on the crew you work with. <text:s/>But things that I've seen some get hung on are Encapsulation, Interfaces. Good class design many get hung up on. <text:s/>But I've examples of those new to dotnet adding methods that manipulate the customer class to the order class, etc.\n <text:s/>b) Data Handling - There's a big, big difference between data handling in .net and Foxpro. <text:s/>There are people still clinging to VFP because they think that's the only tool that handles data correctly. <text:s/>Good luck on this one.\n <text:s/>c) Collections - VFP only has arrays. <text:s/>I find that you use collections a whole lot more then I ever used arrays in Foxpro.\n\nSomething that I found very useful would be a fairly simple app, but enough complexity to give you enough to cover in 3 days. <text:s/>An order form with customer information. <text:s/>And the data stored in a database."]</text:p>
          </table:table-cell>
        </table:table-row>
        <table:table-row table:style-name="ro1">
          <table:table-cell office:value-type="string" calcext:value-type="string">
            <text:p>Yes</text:p>
          </table:table-cell>
          <table:table-cell table:style-name="pd1" office:value-type="float" office:value="42" calcext:value-type="float">
            <text:p>42</text:p>
          </table:table-cell>
          <table:table-cell office:value-type="float" office:value="41" calcext:value-type="float">
            <text:p>41</text:p>
          </table:table-cell>
          <table:table-cell office:value-type="float" office:value="11" calcext:value-type="float">
            <text:p>11</text:p>
          </table:table-cell>
          <table:table-cell office:value-type="string" calcext:value-type="string">
            <text:p>41_opinion_change_elite20000_alok</text:p>
          </table:table-cell>
          <table:table-cell office:value-type="string" calcext:value-type="string">
            <text:p>['opinion', 'change', 'elite20000', 'alok', 'iv', 'influences', 'crow', 'gupta', 'elite2000', 'qa']</text:p>
          </table:table-cell>
          <table:table-cell office:value-type="string" calcext:value-type="string">
            <text:p>['Elite20000 wrote:In interview we didn\'t ask that guy to code\n\n Around a year back I undergone a Interview, where Interviewer given me computer and given me three Program on different Concept i.e. Multithreading, Graphics and DS. \n\n\nElite20000 wrote: I feel that guy is not even fit for a entry level programmer position.\n Great !!! <text:s/>\n\n\nElite20000 wrote:They are charging hefty fee from their customers for ordinary quality with their brand name.\n\nHow many person have you taken man!\n\n\n\n "Opinions are neither right nor wrong. <text:s/>I cannot change your opinion. <text:s/>I can, however, change what influences your opinion." - David Crow\ncheers,\n Alok Gupta \nVC Forum Q&amp;A :- I/ IV', 'SushantMathur wrote:Hey you like my web site, thanks for the compliment ALOK(Right...)\n\n Mention Not for Thanks and Yeap for Name \n\n\nSushantMathur wrote:might be he knows only to deal with clients without going into much technical details.\n yeah you seems to right.. but i believe Elite is looking for developer position !\n\n\n "Opinions are neither right nor wrong. <text:s/>I cannot change your opinion. <text:s/>I can, however, change what influences your opinion." - David Crow\ncheers,\n Alok Gupta \nVC Forum Q&amp;A :- I/ IV', 'SushantMathur wrote:Hey Elite initially you were Elite2000 now you have become Elite20000..\n\n <text:s/>He is new Improved Model of Elitometer (Terminator <text:s text:c="3"/>) \n\n "Opinions are neither right nor wrong. <text:s/>I cannot change your opinion. <text:s/>I can, however, change what influences your opinion." - David Crow\ncheers,\n Alok Gupta \nVC Forum Q&amp;A :- I/ IV']</text:p>
          </table:table-cell>
        </table:table-row>
        <table:table-row table:style-name="ro1">
          <table:table-cell office:value-type="string" calcext:value-type="string">
            <text:p>Yes</text:p>
          </table:table-cell>
          <table:table-cell table:style-name="pd1" office:value-type="float" office:value="43" calcext:value-type="float">
            <text:p>43</text:p>
          </table:table-cell>
          <table:table-cell office:value-type="float" office:value="42" calcext:value-type="float">
            <text:p>42</text:p>
          </table:table-cell>
          <table:table-cell office:value-type="float" office:value="10" calcext:value-type="float">
            <text:p>10</text:p>
          </table:table-cell>
          <table:table-cell office:value-type="string" calcext:value-type="string">
            <text:p>42_255255255255_remote_machine_connected</text:p>
          </table:table-cell>
          <table:table-cell office:value-type="string" calcext:value-type="string">
            <text:p>['255255255255', 'remote', 'machine', 'connected', 'server', 'pc', 'client', 'connect', 'remotely', 'ip']</text:p>
          </table:table-cell>
          <table:table-cell office:value-type="string" calcext:value-type="string">
            <text:p>['Click "Start | Run" type mstsc, this will bring up the remote desktop connection. Provide the computer name or IP address and you will get connected to remote machine. Remote machine must have "My Computer (Right Click) | Properties | Remote | Remote Desktop | Allow users to connect remotely to this computer" checked.\n\nRegards,\n\nParesh.', "The company I work for has introduced Systems Management Server (SMS) with some rather dractonian rules (that have been developed by burocrats with no idea about developers) Is there a fire wall or something I can install on my PC (incidently I'm a contractor and my development PC is my own, not provided by the company) to stop this SMS sillyness? I'm happy to do without internet access etc, all I need to do is publish my web projects to the server occasionally. \nThanks for any pointers, I'm finiding developing in this environment almost imposible, (eg, no run command allowed, no task manager, can't browse files!!!) \nMy next desperate move is going to be separate PC's on on the net one off, and transfer files with a USB drive (unitl they get disabled!)\nThanks", "I need some help with an upcomming project. <text:s/>There is a 3rd party application that communicates with it's management tools across 4 different ports. <text:s/>I need something in C# or C++ that basically secures the channel between the client and the server. <text:s/>I just want to secure the channel, not intercept the data if possible. <text:s/>I have no access to the 3rd party app or it's code etc.\n\nI'm looking for some direction for where to look for this type of technology and possibly a contractor to implement this.\n\nPlease let me know your thoughs about how to do it or if you have/can implement something like this. <text:s/>If you have done this in the past, please give me an example and an estimate of the cost for you to implement this for me.\n\nThanks."]</text:p>
          </table:table-cell>
        </table:table-row>
        <table:table-row table:style-name="ro1" table:number-rows-repeated="1048530">
          <table:table-cell table:number-columns-repeated="7"/>
        </table:table-row>
        <table:table-row table:style-name="ro1">
          <table:table-cell table:formula="of:=SUM('Yes')" office:value-type="float" office:value="95" calcext:value-type="float">
            <text:p>95</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2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dc:date>2024-06-21T20:19:29.721000000</dc:date>
    <meta:editing-duration>PT35M9S</meta:editing-duration>
    <meta:editing-cycles>1</meta:editing-cycles>
    <meta:document-statistic meta:table-count="1" meta:cell-count="315" meta:object-count="0"/>
  </office:meta>
</office:document-meta>
</file>